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2" svg:font-family="'Wingdings 2'" style:font-charset="x-symbol"/>
    <style:font-face style:name="OpenSymbol" svg:font-family="OpenSymbol, 'Arial Unicode MS'"/>
    <style:font-face style:name="Tahoma" svg:font-family="Tahoma, Arial"/>
    <style:font-face style:name="Tahoma1" svg:font-family="Tahoma, Verdana"/>
    <style:font-face style:name="Times New Roman1" svg:font-family="'Times New Roman'" style:font-family-generic="roman"/>
    <style:font-face style:name="Lucida Sans1" svg:font-family="'Lucida Sans'" style:font-family-generic="swiss"/>
    <style:font-face style:name="DejaVu Sans Condensed1" svg:font-family="'DejaVu Sans Condensed'"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 svg:font-family="'Times New Roman'" style:font-family-generic="roman" style:font-pitch="variable"/>
    <style:font-face style:name="Liberation Sans" svg:font-family="'Liberation Sans', Arial" style:font-family-generic="swiss" style:font-pitch="variable"/>
    <style:font-face style:name="Lucida Sans2" svg:font-family="'Lucida Sans'" style:font-family-generic="swiss" style:font-pitch="variable"/>
    <style:font-face style:name="Trebuchet MS" svg:font-family="'Trebuchet MS'" style:font-family-generic="swiss" style:font-pitch="variable"/>
    <style:font-face style:name="DejaVu Sans Condensed" svg:font-family="'DejaVu Sans Condensed'" style:font-family-generic="system" style:font-pitch="variable"/>
    <style:font-face style:name="Lucida Sans" svg:font-family="'Lucida Sans'" style:font-family-generic="system" style:font-pitch="variable"/>
  </office:font-face-decls>
  <office:automatic-styles>
    <style:style style:name="Tabela1" style:family="table">
      <style:table-properties style:width="16.002cm" table:align="left" style:writing-mode="lr-tb"/>
    </style:style>
    <style:style style:name="Tabela1.A" style:family="table-column">
      <style:table-column-properties style:column-width="6.659cm"/>
    </style:style>
    <style:style style:name="Tabela1.B" style:family="table-column">
      <style:table-column-properties style:column-width="9.343cm"/>
    </style:style>
    <style:style style:name="Tabela1.1" style:family="table-row">
      <style:table-row-properties style:keep-together="true" fo:keep-together="auto"/>
    </style:style>
    <style:style style:name="Tabela1.A1" style:family="table-cell">
      <style:table-cell-properties style:vertical-align="middle" fo:padding="0.049cm" fo:border="none" style:writing-mode="lr-tb"/>
    </style:style>
    <style:style style:name="Tabela1.B1" style:family="table-cell">
      <style:table-cell-properties fo:padding="0cm" fo:border="none"/>
    </style:style>
    <style:style style:name="Tabela1.A2" style:family="table-cell">
      <style:table-cell-properties style:vertical-align="top" fo:padding="0.049cm" fo:border="none" style:writing-mode="lr-tb"/>
    </style:style>
    <style:style style:name="P1" style:family="paragraph" style:parent-style-name="Normalny_20__28_Web_29_">
      <style:paragraph-properties fo:margin-left="0cm" fo:margin-right="0cm" fo:margin-top="0cm" fo:margin-bottom="0cm" fo:line-height="100%" fo:text-align="justify" style:justify-single-word="false" fo:text-indent="0cm" style:auto-text-indent="false"/>
      <style:text-properties style:font-name="Times New Roman" fo:font-size="12pt" fo:font-style="italic" style:font-size-asian="12pt" style:font-style-asian="italic" style:font-name-complex="Times New Roman" style:font-size-complex="12pt" style:font-style-complex="normal"/>
    </style:style>
    <style:style style:name="P2" style:family="paragraph" style:parent-style-name="Normalny_20__28_Web_29_">
      <style:paragraph-properties fo:margin-left="0cm" fo:margin-right="0cm" fo:margin-top="0cm" fo:margin-bottom="0cm" fo:line-height="100%" fo:text-align="justify" style:justify-single-word="false" fo:text-indent="0cm" style:auto-text-indent="false"/>
      <style:text-properties style:font-name="Times New Roman" fo:font-size="12pt" fo:font-style="italic" style:font-size-asian="12pt" style:font-style-asian="italic" style:font-name-complex="Times New Roman" style:font-size-complex="12pt"/>
    </style:style>
    <style:style style:name="P3" style:family="paragraph" style:parent-style-name="Normalny_20__28_Web_29_">
      <style:paragraph-properties fo:margin-left="0cm" fo:margin-right="0cm" fo:margin-top="0cm" fo:margin-bottom="0cm" fo:line-height="100%" fo:text-align="justify" style:justify-single-word="false" fo:text-indent="0cm" style:auto-text-indent="false"/>
      <style:text-properties style:font-name="Times New Roman" fo:font-size="12pt" fo:font-style="normal" style:font-size-asian="12pt" style:font-style-asian="normal" style:font-name-complex="Times New Roman" style:font-size-complex="12pt" style:font-style-complex="normal"/>
    </style:style>
    <style:style style:name="P4" style:family="paragraph" style:parent-style-name="Normalny_20__28_Web_29_" style:list-style-name="WW8Num3">
      <style:paragraph-properties fo:margin-left="0cm" fo:margin-right="0cm" fo:margin-top="0cm" fo:margin-bottom="0cm" fo:line-height="100%" fo:text-align="justify" style:justify-single-word="false" fo:text-indent="0cm" style:auto-text-indent="false"/>
      <style:text-properties style:font-name="Times New Roman" fo:font-size="12pt" fo:font-style="normal" style:font-size-asian="12pt" style:font-style-asian="normal" style:font-name-complex="Times New Roman" style:font-size-complex="12pt" style:font-style-complex="normal"/>
    </style:style>
    <style:style style:name="P5" style:family="paragraph" style:parent-style-name="Normalny_20__28_Web_29_">
      <style:paragraph-properties fo:margin-left="0cm" fo:margin-right="0cm" fo:margin-top="0cm" fo:margin-bottom="0cm" fo:line-height="100%" fo:text-align="justify" style:justify-single-word="false" fo:text-indent="0cm" style:auto-text-indent="false"/>
      <style:text-properties fo:font-style="normal" style:font-style-asian="normal" style:font-style-complex="normal"/>
    </style:style>
    <style:style style:name="P6" style:family="paragraph" style:parent-style-name="Normalny_20__28_Web_29_">
      <style:paragraph-properties fo:margin-left="0cm" fo:margin-right="0cm" fo:margin-top="0cm" fo:margin-bottom="0cm" fo:line-height="100%" fo:text-align="justify" style:justify-single-word="false" fo:text-indent="0cm" style:auto-text-indent="false"/>
      <style:text-properties fo:font-variant="normal" fo:text-transform="none" fo:color="#000000" style:font-name="Liberation Serif1" fo:font-size="12pt" fo:letter-spacing="normal" fo:font-style="normal" fo:font-weight="normal" style:font-size-asian="12pt" style:font-style-asian="normal" style:font-weight-asian="normal" style:font-name-complex="Liberation Serif1" style:font-size-complex="12pt" style:font-style-complex="normal"/>
    </style:style>
    <style:style style:name="P7" style:family="paragraph" style:parent-style-name="Normalny_20__28_Web_29_">
      <style:paragraph-properties fo:margin-left="0cm" fo:margin-right="0cm" fo:margin-top="0cm" fo:margin-bottom="0cm" fo:line-height="100%" fo:text-align="justify" style:justify-single-word="false" fo:text-indent="0cm" style:auto-text-indent="false"/>
      <style:text-properties style:font-name="Liberation Serif1" fo:font-size="12pt" fo:font-style="normal" style:font-size-asian="12pt" style:font-style-asian="normal" style:font-name-complex="Liberation Serif1" style:font-size-complex="12pt" style:font-style-complex="normal"/>
    </style:style>
    <style:style style:name="P8" style:family="paragraph" style:parent-style-name="Normalny_20__28_Web_29_">
      <style:paragraph-properties fo:margin-left="0cm" fo:margin-right="0cm" fo:margin-top="0cm" fo:margin-bottom="0cm" fo:line-height="100%" fo:text-align="justify" style:justify-single-word="false" fo:text-indent="0cm" style:auto-text-indent="false"/>
    </style:style>
    <style:style style:name="P9" style:family="paragraph" style:parent-style-name="Normalny_20__28_Web_29_" style:master-page-name="Konwertuj_20_1">
      <style:paragraph-properties fo:margin-left="0cm" fo:margin-right="0cm" fo:margin-top="0cm" fo:margin-bottom="0cm" fo:line-height="100%" fo:text-align="justify" style:justify-single-word="false" fo:text-indent="0cm" style:auto-text-indent="false" style:page-number="auto"/>
      <style:text-properties style:font-name="Times New Roman" fo:font-size="12pt" fo:font-style="italic" style:font-size-asian="12pt" style:font-style-asian="italic" style:font-name-complex="Times New Roman" style:font-size-complex="12pt" style:font-style-complex="normal"/>
    </style:style>
    <style:style style:name="P10" style:family="paragraph" style:parent-style-name="Normalny_20__28_Web_29_">
      <style:paragraph-properties fo:margin-top="0cm" fo:margin-bottom="0cm" fo:line-height="100%"/>
    </style:style>
    <style:style style:name="P11" style:family="paragraph" style:parent-style-name="Table_20_Contents">
      <style:paragraph-properties fo:margin-top="0cm" fo:margin-bottom="0cm" fo:line-height="100%" fo:text-align="start" style:justify-single-word="false" fo:padding="0cm" fo:border="none" style:snap-to-layout-grid="false"/>
      <style:text-properties style:font-name="Tahoma1" fo:font-size="8.5pt" fo:font-weight="bold" style:font-size-asian="8.5pt" style:font-weight-asian="bold" style:font-name-complex="Tahoma1"/>
    </style:style>
    <style:style style:name="P12" style:family="paragraph" style:parent-style-name="Table_20_Contents">
      <style:paragraph-properties fo:margin-top="0cm" fo:margin-bottom="0cm" fo:line-height="100%" fo:text-align="justify" style:justify-single-word="false"/>
    </style:style>
    <style:style style:name="P13" style:family="paragraph" style:parent-style-name="Table_20_Contents">
      <style:paragraph-properties fo:margin-top="0cm" fo:margin-bottom="0cm" fo:line-height="100%" fo:text-align="justify" style:justify-single-word="false" style:snap-to-layout-grid="false"/>
    </style:style>
    <style:style style:name="P14" style:family="paragraph" style:parent-style-name="Text_20_body">
      <style:paragraph-properties fo:margin-top="0cm" fo:margin-bottom="0cm" fo:line-height="100%"/>
    </style:style>
    <style:style style:name="P15" style:family="paragraph" style:parent-style-name="Text_20_body">
      <style:paragraph-properties fo:margin-top="0cm" fo:margin-bottom="0cm" fo:line-height="100%" fo:text-align="justify" style:justify-single-word="false"/>
    </style:style>
    <style:style style:name="P16" style:family="paragraph" style:parent-style-name="Text_20_body">
      <style:paragraph-properties fo:margin-top="0cm" fo:margin-bottom="0cm" fo:line-height="100%" fo:text-align="justify" style:justify-single-word="false" fo:orphans="2" fo:widows="2"/>
    </style:style>
    <style:style style:name="P17" style:family="paragraph" style:parent-style-name="Text_20_body">
      <style:paragraph-properties fo:margin-top="0cm" fo:margin-bottom="0cm" fo:line-height="100%" fo:text-align="justify" style:justify-single-word="false"/>
      <style:text-properties fo:font-variant="normal" fo:text-transform="none" fo:color="#000000" fo:font-size="12pt" fo:letter-spacing="normal" fo:font-style="italic" fo:font-weight="bold" style:font-size-asian="12pt" style:font-style-asian="italic" style:font-weight-asian="bold" style:font-name-complex="Times New Roman" style:font-size-complex="12pt"/>
    </style:style>
    <style:style style:name="P18" style:family="paragraph" style:parent-style-name="Text_20_body">
      <style:paragraph-properties fo:margin-top="0cm" fo:margin-bottom="0cm" fo:line-height="100%" fo:orphans="2" fo:widows="2" fo:padding="0cm" fo:border="none"/>
      <style:text-properties fo:font-variant="normal" fo:text-transform="none" fo:color="#000000" style:font-name="Tahoma" fo:font-size="10pt" fo:letter-spacing="normal" fo:font-style="normal" fo:font-weight="normal" style:font-size-asian="10pt" style:font-style-asian="normal" style:font-weight-asian="normal" style:font-name-complex="Tahoma"/>
    </style:style>
    <style:style style:name="P19" style:family="paragraph" style:parent-style-name="Text_20_body">
      <style:paragraph-properties fo:margin-top="0cm" fo:margin-bottom="0cm" fo:line-height="100%" fo:text-align="justify" style:justify-single-word="false" fo:orphans="2" fo:widows="2" fo:padding="0cm" fo:border="none"/>
      <style:text-properties fo:font-variant="normal" fo:text-transform="none" fo:color="#000000" style:font-name="Liberation Serif" fo:font-size="12pt" fo:letter-spacing="normal" fo:font-style="normal" fo:font-weight="normal" style:font-size-asian="10pt" style:font-style-asian="normal" style:font-weight-asian="normal" style:font-name-complex="Tahoma"/>
    </style:style>
    <style:style style:name="P20" style:family="paragraph" style:parent-style-name="Standard" style:master-page-name="Standard">
      <style:paragraph-properties fo:margin-left="0cm" fo:margin-right="0cm" fo:margin-top="0cm" fo:margin-bottom="0cm" fo:line-height="100%" fo:text-align="justify" style:justify-single-word="false" fo:text-indent="0.614cm" style:auto-text-indent="false" style:page-number="auto"/>
      <style:text-properties fo:font-style="normal" style:font-style-asian="normal" style:font-style-complex="normal"/>
    </style:style>
    <style:style style:name="P21" style:family="paragraph" style:parent-style-name="Standard">
      <style:paragraph-properties fo:margin-left="0cm" fo:margin-right="0cm" fo:margin-top="0cm" fo:margin-bottom="0cm" fo:line-height="100%" fo:text-align="justify" style:justify-single-word="false" fo:text-indent="0.614cm" style:auto-text-indent="false"/>
      <style:text-properties fo:font-style="normal" style:font-style-asian="normal" style:font-style-complex="normal"/>
    </style:style>
    <style:style style:name="P22" style:family="paragraph" style:parent-style-name="Standard">
      <style:paragraph-properties fo:margin-left="0cm" fo:margin-right="0cm" fo:margin-top="0cm" fo:margin-bottom="0cm" fo:line-height="100%" fo:text-align="justify" style:justify-single-word="false" fo:text-indent="0.614cm" style:auto-text-indent="false"/>
      <style:text-properties style:font-style-complex="italic"/>
    </style:style>
    <style:style style:name="P23" style:family="paragraph" style:parent-style-name="Standard">
      <style:paragraph-properties fo:margin-left="0cm" fo:margin-right="0cm" fo:margin-top="0cm" fo:margin-bottom="0cm" fo:line-height="100%" fo:text-align="justify" style:justify-single-word="false" fo:text-indent="0.614cm" style:auto-text-indent="false"/>
    </style:style>
    <style:style style:name="P24" style:family="paragraph" style:parent-style-name="Standard">
      <style:paragraph-properties fo:margin-top="0cm" fo:margin-bottom="0cm" fo:line-height="100%"/>
    </style:style>
    <style:style style:name="P25" style:family="paragraph" style:parent-style-name="Standard" style:list-style-name="WW8Num1">
      <style:paragraph-properties fo:margin-top="0cm" fo:margin-bottom="0cm" fo:line-height="100%" fo:text-align="justify" style:justify-single-word="false"/>
    </style:style>
    <style:style style:name="P26" style:family="paragraph" style:parent-style-name="Standard">
      <style:paragraph-properties fo:margin-top="0cm" fo:margin-bottom="0cm" fo:line-height="100%" style:snap-to-layout-grid="false"/>
    </style:style>
    <style:style style:name="P27" style:family="paragraph" style:parent-style-name="Standard" style:list-style-name="WW8Num1">
      <style:paragraph-properties fo:margin-top="0cm" fo:margin-bottom="0cm" fo:line-height="100%" fo:text-align="justify" style:justify-single-word="false"/>
      <style:text-properties fo:font-size="12pt" fo:font-style="italic" style:font-size-asian="12pt" style:font-style-asian="italic" style:font-name-complex="Times New Roman" style:font-size-complex="12pt"/>
    </style:style>
    <style:style style:name="T1" style:family="text">
      <style:text-properties style:font-name="Times New Roman" fo:font-size="12pt" fo:font-style="italic" style:font-size-asian="12pt" style:font-style-asian="italic" style:font-name-complex="Times New Roman" style:font-size-complex="12pt"/>
    </style:style>
    <style:style style:name="T2" style:family="text">
      <style:text-properties style:font-name="Times New Roman" fo:font-size="12pt" fo:font-style="italic" style:font-size-asian="12pt" style:font-style-asian="italic" style:font-name-complex="Times New Roman" style:font-size-complex="12pt" style:font-style-complex="italic"/>
    </style:style>
    <style:style style:name="T3" style:family="text">
      <style:text-properties style:font-name="Times New Roman" fo:font-size="12pt" fo:font-style="italic" fo:font-weight="bold" style:font-size-asian="12pt" style:font-style-asian="italic" style:font-weight-asian="bold" style:font-name-complex="Times New Roman" style:font-size-complex="12pt" style:font-weight-complex="bold"/>
    </style:style>
    <style:style style:name="T4" style:family="text">
      <style:text-properties style:font-name="Times New Roman" fo:font-size="12pt" style:font-size-asian="12pt" style:font-name-complex="Times New Roman" style:font-size-complex="12pt"/>
    </style:style>
    <style:style style:name="T5" style:family="text">
      <style:text-properties style:font-name="Times New Roman" fo:font-size="12pt" style:font-size-asian="12pt" style:font-name-complex="Times New Roman" style:font-size-complex="12pt" style:font-style-complex="italic"/>
    </style:style>
    <style:style style:name="T6" style:family="text">
      <style:text-properties style:font-name-complex="Times New Roman"/>
    </style:style>
    <style:style style:name="T7" style:family="text">
      <style:text-properties fo:font-size="12pt" fo:font-style="italic" style:font-size-asian="12pt" style:font-style-asian="italic" style:font-name-complex="Times New Roman" style:font-size-complex="12pt"/>
    </style:style>
    <style:style style:name="T8" style:family="text">
      <style:text-properties fo:font-size="12pt" fo:font-style="italic" fo:font-weight="normal" style:font-size-asian="12pt" style:font-style-asian="italic" style:font-weight-asian="normal" style:font-name-complex="Times New Roman" style:font-size-complex="12pt" style:font-weight-complex="normal"/>
    </style:style>
    <style:style style:name="T9" style:family="text">
      <style:text-properties fo:font-style="italic" style:font-style-asian="italic" style:font-style-complex="italic"/>
    </style:style>
    <style:style style:name="T10" style:family="text">
      <style:text-properties style:font-name-asian="Trebuchet MS"/>
    </style:style>
    <style:style style:name="T11" style:family="text">
      <style:text-properties fo:font-variant="normal" fo:text-transform="none"/>
    </style:style>
    <style:style style:name="T12" style:family="text">
      <style:text-properties fo:font-variant="normal" fo:text-transform="none" fo:color="#000000" style:font-name="Tahoma" fo:font-size="10pt" fo:letter-spacing="normal" fo:font-style="normal" fo:font-weight="normal" style:font-size-asian="10pt" style:font-style-asian="normal" style:font-weight-asian="normal" style:font-name-complex="Tahoma" style:font-size-complex="12pt" style:font-style-complex="normal"/>
    </style:style>
    <style:style style:name="T13" style:family="text">
      <style:text-properties fo:font-variant="normal" fo:text-transform="none" fo:color="#000000" style:font-name="Tahoma" fo:font-size="10pt" fo:letter-spacing="normal" fo:font-style="normal" fo:font-weight="normal" style:font-name-asian="Tahoma" style:font-size-asian="10pt" style:font-style-asian="normal" style:font-weight-asian="normal" style:font-name-complex="Tahoma" style:font-size-complex="12pt" style:font-style-complex="normal"/>
    </style:style>
    <style:style style:name="T14" style:family="text">
      <style:text-properties fo:font-variant="normal" fo:text-transform="none" fo:color="#000000" style:font-name="Liberation Serif1" fo:font-size="12pt" fo:letter-spacing="normal" fo:font-style="normal" fo:font-weight="normal" style:font-size-asian="12pt" style:font-style-asian="normal" style:font-weight-asian="normal" style:font-name-complex="Liberation Serif1" style:font-size-complex="12pt" style:font-style-complex="normal"/>
    </style:style>
    <style:style style:name="T15" style:family="text">
      <style:text-properties fo:font-variant="normal" fo:text-transform="none" fo:color="#000000" style:font-name="Liberation Serif1" fo:font-size="12pt" fo:letter-spacing="normal" fo:font-style="normal" fo:font-weight="normal" style:font-name-asian="Liberation Serif1" style:font-size-asian="12pt" style:font-style-asian="normal" style:font-weight-asian="normal" style:font-name-complex="Liberation Serif1" style:font-size-complex="12pt" style:font-style-complex="normal"/>
    </style:style>
    <style:style style:name="T16" style:family="text">
      <style:text-properties fo:font-variant="normal" fo:text-transform="none" fo:color="#000000" style:font-name="Liberation Serif1" fo:font-size="12pt" fo:letter-spacing="normal" fo:font-style="italic" fo:font-weight="normal" style:font-size-asian="12pt" style:font-style-asian="italic" style:font-weight-asian="normal" style:font-name-complex="Liberation Serif1" style:font-size-complex="12pt" style:font-style-complex="normal"/>
    </style:style>
    <style:style style:name="T17" style:family="text">
      <style:text-properties fo:font-variant="normal" fo:text-transform="none" fo:color="#000000" style:font-name="Liberation Serif1" fo:font-size="12pt" fo:letter-spacing="normal" fo:font-style="italic" fo:font-weight="normal" style:font-name-asian="Liberation Serif1" style:font-size-asian="12pt" style:font-style-asian="italic" style:font-weight-asian="normal" style:font-name-complex="Liberation Serif1" style:font-size-complex="12pt" style:font-style-complex="normal"/>
    </style:style>
    <style:style style:name="T18" style:family="text">
      <style:text-properties fo:font-variant="normal" fo:text-transform="none" fo:color="#000000" fo:letter-spacing="normal" fo:font-style="normal" fo:font-weight="normal" style:font-size-asian="10pt" style:font-style-asian="normal" style:font-weight-asian="normal" style:font-name-complex="Tahoma" style:font-size-complex="12pt" style:font-style-complex="normal"/>
    </style:style>
    <style:style style:name="T19" style:family="text">
      <style:text-properties fo:font-variant="normal" fo:text-transform="none" fo:color="#000000" fo:letter-spacing="normal" fo:font-style="normal" fo:font-weight="normal" style:font-name-asian="Tahoma" style:font-size-asian="10pt" style:font-style-asian="normal" style:font-weight-asian="normal" style:font-name-complex="Tahoma" style:font-size-complex="12pt" style:font-style-complex="normal"/>
    </style:style>
    <style:style style:name="T20" style:family="text">
      <style:text-properties fo:font-variant="normal" fo:text-transform="none" fo:color="#000000" style:font-name="Times New Roman1" fo:letter-spacing="normal" fo:font-style="normal" fo:font-weight="bold" style:font-style-asian="normal" style:font-weight-asian="bold" style:font-name-complex="Times New Roman1"/>
    </style:style>
    <style:style style:name="T21" style:family="text">
      <style:text-properties fo:font-variant="normal" fo:text-transform="none" fo:color="#000000" style:font-name="Times New Roman1" fo:letter-spacing="normal" fo:font-style="normal" fo:font-weight="bold" style:font-name-asian="Times New Roman1" style:font-style-asian="normal" style:font-weight-asian="bold" style:font-name-complex="Times New Roman1"/>
    </style:style>
    <style:style style:name="T22" style:family="text">
      <style:text-properties fo:font-variant="normal" fo:text-transform="none" fo:color="#000000" style:font-name="Times New Roman1" fo:letter-spacing="normal" fo:font-style="normal" fo:font-weight="normal" style:font-style-asian="normal" style:font-weight-asian="normal" style:font-name-complex="Times New Roman1"/>
    </style:style>
    <style:style style:name="T23" style:family="text">
      <style:text-properties fo:font-variant="normal" fo:text-transform="none" fo:color="#000000" style:font-name="Times New Roman1" fo:letter-spacing="normal" fo:font-style="normal" fo:font-weight="normal" style:font-name-asian="Times New Roman1" style:font-style-asian="normal" style:font-weight-asian="normal" style:font-name-complex="Times New Roman1"/>
    </style:style>
    <style:style style:name="T24" style:family="text">
      <style:text-properties fo:font-variant="normal" fo:text-transform="none" fo:color="#000000" style:font-name="Times New Roman1" fo:letter-spacing="normal" fo:font-style="italic" fo:font-weight="normal" style:font-style-asian="italic" style:font-weight-asian="normal" style:font-name-complex="Times New Roman1"/>
    </style:style>
    <style:style style:name="T25" style:family="text">
      <style:text-properties fo:font-variant="normal" fo:text-transform="none" fo:color="#000000" style:font-name="Times New Roman1" fo:letter-spacing="normal" fo:font-style="italic" fo:font-weight="normal" style:font-name-asian="Times New Roman1" style:font-style-asian="italic" style:font-weight-asian="normal" style:font-name-complex="Times New Roman1"/>
    </style:style>
    <style:style style:name="T26" style:family="text">
      <style:text-properties fo:font-variant="normal" fo:text-transform="none" fo:color="#000000" style:font-name="Liberation Serif" fo:font-size="12pt" fo:letter-spacing="normal" fo:font-style="normal" fo:font-weight="normal" style:font-size-asian="10pt" style:font-style-asian="normal" style:font-weight-asian="normal" style:font-name-complex="Tahoma" style:font-size-complex="12pt" style:font-style-complex="normal"/>
    </style:style>
    <style:style style:name="T27" style:family="text">
      <style:text-properties fo:font-variant="normal" fo:text-transform="none" fo:color="#000000" style:font-name="Liberation Serif" fo:font-size="12pt" fo:letter-spacing="normal" fo:font-style="normal" fo:font-weight="normal" style:font-name-asian="Tahoma" style:font-size-asian="10pt" style:font-style-asian="normal" style:font-weight-asian="normal" style:font-name-complex="Tahoma" style:font-size-complex="12pt" style:font-style-complex="normal"/>
    </style:style>
    <style:style style:name="T28" style:family="text">
      <style:text-properties fo:font-variant="normal" fo:text-transform="none" style:font-name-complex="Times New Roman"/>
    </style:style>
    <style:style style:name="T29" style:family="text">
      <style:text-properties style:font-name-asian="Liberation Serif1"/>
    </style:style>
    <style:style style:name="T30" style:family="text">
      <style:text-properties style:font-name-asian="Tahoma"/>
    </style:style>
    <style:style style:name="T31" style:family="text">
      <style:text-properties style:font-style-complex="italic"/>
    </style:style>
    <style:style style:name="T32" style:family="text">
      <style:text-properties style:font-name-asian="Tahoma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text:span text:style-name="T5">Historyka kultury zjawisko interpretacji homeopatii z perspektywy religii katolickiej winno żywo interesować. Zarzuty jej związku z okultyzmem czy magią <text:s/>oraz postrzeganie jej jako drogi do opętania pojawiają się od kilku dziesięcioleci i w dobie współczesnej również bywają mocno akcentowane, co widać np. w licznych publikacjach i katolickich portalach internetowych. Tym samym dyskusja wokół doktryny wyszła poza obszar medycyny i jej historii. Oznacza to, iż przypisuje się jej określone funkcje kulturowe, np. kreowania zachowań sprzecznych z wiarą chrześcijańską, ale propagującej któryś z nurtów New Age. I system wartości z nim związany. Jednak kierowane się pod adresem homeopatii obawy dotyczą w rzeczywistości niektórych elementów kultur Dalekiego Wschodu, przy pominięciu faktu, że New Age nie stanowi jednego spójnego filozoficznie, religijnie czy terapeutycznie obszaru kultury, a sama homeopatia jest dzieckiem kultury niemieckiej i ani w momencie swojego narodzenia, ani później nie miała nic wspólnego z kulturami Orientu. A związki idei kształtującej doktrynę z wcześniejszymi koncepcjami terapeutycznymi, w tym z paracelsyzmem, dotyczą całej kultury medycznej pierwszej połowy XIX w. i są całkowicie naturalne.</text:span></text:p>
      <text:p text:style-name="P21"><text:span text:style-name="T4">Obszar sporu tyczy więc nie tylko zgodności <text:s/>homeopatii ze standardem medycznej racjonalności, ale także z powszechnie akceptowanym systemem wartości, w tym związanych z wyznawaną religią. Widziana jest ona wyraźnie jako źródło wartości odmiennych, godnych zwalczania. Jej medyczna postać ma tu drugorzędne znaczenie, istotne jest bardziej to, iż związana jest z inną, niż powszechnie akceptowana w XX w., i na początku XXI w. „wizją świata i człowieka”. <text:s/>Wizją, która bardziej akcentuje człowieka jako jeden z elementów przyrody i wzajemne ich oddziaływanie, niż jego jednostkową wyjątkowość i koncentrację <text:s/>na poszczególnych elementach jego organizmu w procesie leczniczym. Ta właśnie owa inność, i związana z nią odmienna koncepcja zdrowia o choroby wywołuje liczne negatywne filozoficzne i teologiczne interpretacje doktryny, wiążące ją z negatywnymi zjawiskami społecznymi. Wierzący pacjent – chrześcijanin ma więc poważny problem. Nie tylko nie jest pewien medycznych mechanizmów funkcjonowania proponowanej mu terapii, ale nawet tego czy przyjmując ją nie popełnia grzechu bałwochwalstwa. W wyniku takich interpretacji przypisano homeopatii rolę, jaka nie była intencją Hahnemanna, ani jego następców. I której realnie nigdy w przeszłości nie pełniła. <text:s/>Stała się jednak synonimem zagrożeń duchowych i medycznych, symbolem kryzysów terapeutycznych i kulturowych. </text:span></text:p>
      <text:p text:style-name="P10"><text:span text:style-name="T1"/></text:p>
      <text:p text:style-name="P10"><text:span text:style-name="T1">„</text:span><text:span text:style-name="T1">Homeopatia jest uwikłana w magię, spirytyzm, czyli ezoteryzm i okultyzm od samego początku. Co to oznacza? Powiedzieliśmy, że homeopatia nie spełnia praw natury, a więc jeśli nawet jest ona “skuteczna”, to na innej zasadzie niż zgodnie z naukowo uchwytnymi prawami natury. Jeśli nie są to siły natury, to może jakieś inne? Nie musi to być więc w każdej sytuacji efekt sugestii czy placebo, ale także skutek działania </text:span><text:span text:style-name="T3">sił magiczno-spirytystycznych, które według chrześcijańskiego obrazu świata mogą istnieć i oddziaływać na człowieka</text:span><text:span text:style-name="T1">. W obrębie psychologii i psychoterapii to samo dotyczy pseudonaukowej “terapii” Berta Hellingera – przenikającej nachalnie do polskiej psychologii – która otwiera się na szamanizm i spirytyzm. Podobnie jest z homeopatią. Monachijski psychoterapeuta W. Schmidbauer plasuje homeopatię w pobliżu terapii szamańskich. Dla kuracji tych istotny jest zawsze związek z kosmosem i spirytyzmem. Uzdrowienie bez odniesienia się do kosmosu jest prawie niemożliwe. “Ten związek z kosmosem, to połączenie z obrazowym i jednocześnie metafizycznym systemem zachowało się przede wszystkim w grupach ezoterycznych (jak np. antropozofia), w astrologii i w homeopatii” (Schmidbauer, 2000, 44). </text:span><text:span text:style-name="T4">(…)</text:span><text:span text:style-name="T10"> </text:span><text:span text:style-name="T1">Ideologia twórcy homeopatii S.F. Hahnemanna to odnowienie ezoterycznych wolnomularskich idei, homeopatia zaś nieprzypadkowo jest podstawową praktyką “leczniczą” w New Age. Kontrowersje powstałe obecnie wokół tej koncepcji wynikają także z faktu, że homeopatia należy do tych “terapii”, które czerpią swoją siłę i skuteczność z mocy symboli (C. Pilar). </text:span><text:soft-page-break/><text:span text:style-name="T1">Mogłoby to wskazywać na fakt, że homeopatia to tradycja inicjacyjna (przekazywana przez ludzi i rzeczy-fetysze w formie “leku”), oparta jednocześnie na pseudoreligii i pseudonauce. Parareligijny i “symboliczny” charakter homeopatii udowadnia w swojej pracy doktorskiej ks. C. Pilar (Symbole der Heilung – Symbole des Heils?, Wien 2004). W tego typu argumentacji bierze się też pod uwagę fakt, iż twórca homeopatii S.F. Hahnemann uwikłany był w tradycję ezoteryczną i inicjacyjną masonerii, mając także do samego Chrystusa stosunek niejasny czy nawet lekceważący. S.F. Hahnemann ponadto kontaktował się z F.A. Mesmerem, twórcą “magnetyzmu zwierzęcego” (prekursorem bionenergoterapii), który także miał panteistyczny obraz świata (związany z wiarą w astrologię), jego teorie zaś również były inspirowane przez tajemne doktryny masońskie (L. Chertok, R. de Sassure). W rozeznaniu duchowym płynącym z poziomu teologii i wiary nie można nie dostrzec tych faktów, nawet jeśli należy być powściągliwym, gdy chodzi o interpretacje. Należy wszakże zauważyć, że nie chodzi tu przede wszystkim o osobiste relacje Hahnemanna czy Mesmera z masonerią (…), ale o merytoryczny związek ich teorii z tą właśnie ezoteryczną (inicjacyjną) doktryną. Stąd nieprzypadkowo także dzisiaj w celu znalezienia odpowiedniego leku, np. rośliny do przygotowania tynktury macierzystej (wyjściowej) preparatu homeopatycznego, poszukujący posługują się bardzo często praktykami okultystycznymi oraz sięgają do ideologii ezoterycznych. Nic więc dziwnego, że stwierdza się występowanie problemów duchowych po używaniu środków homeopatycznych. Z tej racji egzorcyści polscy wspólnie (co zostało uradzone na jednym z ogólnopolskich zjazdów) odradzają używanie homeopatii, dostrzegając jej związek z grzechem bałwochwalstwa, a ponadto ze spirytyzmem pojętym jako działaniem duchów. Jeśli homeopatia jest rzeczywiście dziełem spirytyzmu, to korzystanie z tej “wiedzy” nie pozostanie “bezkarne” (J. Verlinde). Z tego punktu widzenia homeopatia przekracza kompetencje lekarza (który dotyka w tym przypadku jedynie “wierzchołka góry lodowej”), gdyż jest uwikłana w pewien złożony światopogląd (całościową wizję świata) oraz w kryptoreligijny kult. W ideologii homeopatii występują bowiem idee gnostyckie, hermetyczne oraz orientalne, z dominującą ideą monizmu i panteizmu (światopogląd), gdzie ubóstwia się idolatrycznie (przynajmniej potencjalnie) każdy rodzaj stworzenia (kult). Stąd też można stwierdzić, że także w tym przypadku (jak w wielu innych przypadkach tzw. medycyny alternatywnej) praktyka “medyczna” wyrasta z określonego systemu światopoglądowo-kultycznego (a nie tylko filozoficznego czy teozoficznego), co powoduje, iż homeopatia rzekomo pomagając w jakimś paśmie, może być niebezpieczna w obszarach znacznie bardziej istotnych, duchowych czy wewnętrznych (zwłaszcza że homeopata ingeruje w życie wewnętrzne człowieka, swoiście je interpretując)</text:span><text:span text:style-name="T4">”</text:span><text:span text:style-name="Footnote_20_Symbol"><text:span text:style-name="T4"><text:note text:id="ftn1" text:note-class="footnote"><text:note-citation>1</text:note-citation><text:note-body><text:p text:style-name="Footnote"><text:s/><text:a xlink:type="simple" xlink:href="http://www.aleksanderposacki.pl/pl/artykuly/ks-aleksander-posacki-sj-o-homeopatii"><text:span text:style-name="Internet_20_link">http://www.aleksanderposacki.pl/pl/artykuly/ks-aleksander-posacki-sj-o-homeopatii</text:span></text:a> (2.10.2010)</text:p></text:note-body></text:note></text:span></text:span><text:span text:style-name="T4">.</text:span></text:p>
      <text:p text:style-name="P24">Zestaw sił wrogich:</text:p>
      <text:p text:style-name="P24"/>
      <text:list xml:id="list2036620307" text:style-name="WW8Num1">
        <text:list-item>
          <text:p text:style-name="P25">siły magiczno-spirytystyczne (Posacki: <text:s/><text:span text:style-name="T8">według chrześcijańskiego obrazu świata mogą istnieć i oddziaływać na człowieka)</text:span></text:p>
        </text:list-item>
        <text:list-item>
          <text:p text:style-name="P25">szamanizm i spirytyzm ( <text:span text:style-name="T7">to samo dotyczy pseudonaukowej “terapii” Berta Hellingera – przenikającej nachalnie do polskiej psychologii – która otwiera się na szamanizm i spirytyzm)</text:span></text:p>
        </text:list-item>
        <text:list-item>
          <text:p text:style-name="P27">ezoteryczne idee wolnomularskich / <text:s/>tradycja ezoteryczna i inicjacyjna masonerii / tajemne doktryny masońskie</text:p>
        </text:list-item>
        <text:list-item>
          <text:p text:style-name="P27">New Age</text:p>
        </text:list-item>
        <text:list-item>
          <text:p text:style-name="P25"><text:span text:style-name="T7">„moc symboli”</text:span></text:p>
        </text:list-item>
        <text:list-item>
          <text:p text:style-name="P27">magnetyzm zwierzęcy (bionenergoterapia)</text:p>
        </text:list-item>
        <text:list-item>
          <text:p text:style-name="P27">panteistyczny obraz świata</text:p>
        </text:list-item>
        <text:list-item>
          <text:p text:style-name="P27"><text:soft-page-break/>parareligia: idee gnostyckie, hermetyczne oraz orientalne, z dominującą ideą monizmu i panteizmu (światopogląd), gdzie ubóstwia się idolatrycznie (przynajmniej potencjalnie) każdy rodzaj stworzenia (kult)</text:p>
        </text:list-item>
      </text:list>
      <text:p text:style-name="P2">W rozeznaniu duchowym płynącym z poziomu teologii i wiary nie można nie dostrzec tych faktów, nawet jeśli należy być powściągliwym, gdy chodzi o interpretacje.</text:p>
      <text:p text:style-name="P3">1. Archaiczny obraz świata - zbudowany tak, że poza kręgiem rzeczy akceptowanych (religijnym światem wewnętrznym) czyhają groźne moce. Opisowe zestawy nazw tych mocy są zmienne / w znacznym stopniu tworzone doraźnie, bez wchodzenia w meritum – choć w zestawie powtarzają się niektóre charakterystyczne elementy: okultyzm, magia, spirytyzm, rytuały masońskie. Istota rzeczy leży w wytworzeniu przekonania, że nie należy wchodzić w kontakt z czymkolwiek spoza wyznaczonej granicy owego wewnętrznego świata religijnego.</text:p>
      <text:p text:style-name="P3">2. Charakterystyczne rozumowanie (które w prawie niezmienionej postaci bywa stosowane także do innych zjawisk):</text:p>
      <text:p text:style-name="P1">a) W rozeznaniu duchowym płynącym z poziomu teologii i wiary nie można nie dostrzec tych faktów, </text:p>
      <text:p text:style-name="P1">b) nawet jeśli należy być powściągliwym, gdy chodzi o interpretacje. </text:p>
      <text:p text:style-name="P1">c) Należy wszakże zauważyć, że nie chodzi tu przede wszystkim o osobiste relacje Hahnemanna czy Mesmera z masonerią (…), ale o merytoryczny związek ich teorii z tą właśnie ezoteryczną (inicjacyjną) doktryną. </text:p>
      <text:p text:style-name="P1">d) Stąd nieprzypadkowo także dzisiaj w celu znalezienia odpowiedniego leku, np. rośliny do przygotowania tynktury macierzystej (wyjściowej) preparatu homeopatycznego, poszukujący posługują się bardzo często praktykami okultystycznymi oraz sięgają do ideologii ezoterycznych. </text:p>
      <text:p text:style-name="P1">e) Nic więc dziwnego, że stwierdza się występowanie problemów duchowych po używaniu środków homeopatycznych.</text:p>
      <text:list xml:id="list1576736340" text:style-name="WW8Num3">
        <text:list-item>
          <text:p text:style-name="P4">Jak widać mamy tu do czynienia z następującym stopniowaniem: </text:p>
        </text:list-item>
        <text:list-item>
          <text:p text:style-name="P4">połączyliśmy fakty, choć ich interpretacja nie jest oczywista, <text:s/></text:p>
        </text:list-item>
        <text:list-item>
          <text:p text:style-name="P4">połączenie to prowadzi do uzasadnionej obawy przed „wrogą ideologią”</text:p>
        </text:list-item>
        <text:list-item>
          <text:p text:style-name="P4">bo potwierdza to praktyka (tu: homeopatów) i</text:p>
        </text:list-item>
        <text:list-item>
          <text:p text:style-name="P4">skutki dotykające pacjentów.</text:p>
        </text:list-item>
      </text:list>
      <text:p text:style-name="P5"/>
      <text:p text:style-name="P3">3. Elementy sugestii i insynuacji</text:p>
      <text:p text:style-name="P3">Przykład z tekstu tego samego autora o serialu „Włatcy móch”:</text:p>
      <text:p text:style-name="P6">Ciekawy<text:span text:style-name="T29"> </text:span>jest<text:span text:style-name="T29"> </text:span>w<text:span text:style-name="T29"> </text:span>tym<text:span text:style-name="T29"> </text:span>kontekście<text:span text:style-name="T29"> </text:span>fakt,<text:span text:style-name="T29"> </text:span>że<text:span text:style-name="T29"> </text:span>muzykę<text:span text:style-name="T29"> </text:span>do<text:span text:style-name="T29"> </text:span>filmu<text:span text:style-name="T29"> </text:span>-<text:span text:style-name="T29"> </text:span>zresztą<text:span text:style-name="T29"> </text:span>często<text:span text:style-name="T29"> </text:span>nie<text:span text:style-name="T29"> </text:span>do<text:span text:style-name="T29"> </text:span>zniesienia,<text:span text:style-name="T29"> </text:span>nawet<text:span text:style-name="T29"> </text:span>z<text:span text:style-name="T29"> </text:span>fizycznego<text:span text:style-name="T29"> </text:span>punktu<text:span text:style-name="T29"> </text:span>widzenia<text:span text:style-name="T29"> </text:span>-<text:span text:style-name="T29"> </text:span>napisał<text:span text:style-name="T29"> </text:span>Behavior<text:span text:style-name="T29"> </text:span>-<text:span text:style-name="T29"> </text:span>polski<text:span text:style-name="T29"> </text:span>zespół<text:span text:style-name="T29"> </text:span>muzyczny<text:span text:style-name="T29"> </text:span>tworzący<text:span text:style-name="T29"> </text:span>muzykę<text:span text:style-name="T29"> </text:span>będącą<text:span text:style-name="T29"> </text:span>symbiozą<text:span text:style-name="T29"> </text:span>rocka<text:span text:style-name="T29"> </text:span>i<text:span text:style-name="T29"> </text:span>hip-hopu.<text:span text:style-name="T29"> </text:span>Sami<text:span text:style-name="T29"> </text:span>muzycy<text:span text:style-name="T29"> </text:span>określają<text:span text:style-name="T29"> </text:span>swoją<text:span text:style-name="T29"> </text:span>twórczość<text:span text:style-name="T29"> </text:span>mianem<text:span text:style-name="T29"> </text:span>alternatywnej,<text:span text:style-name="T29"> </text:span>zaś<text:span text:style-name="T29"> </text:span>jeden<text:span text:style-name="T29"> </text:span>z<text:span text:style-name="T29"> </text:span>ostatnich<text:span text:style-name="T29"> </text:span>albumów<text:span text:style-name="T29"> </text:span>zespołu<text:span text:style-name="T29"> </text:span>posiada<text:span text:style-name="T29"> </text:span>wymowny<text:span text:style-name="T29"> </text:span>w<text:span text:style-name="T29"> </text:span>tym<text:span text:style-name="T29"> </text:span>kontekście<text:span text:style-name="T29"> </text:span>tytuł:<text:span text:style-name="T29"> </text:span>"Demon...<text:span text:style-name="T29"> </text:span>stracja"</text:p>
      <text:p text:style-name="P6">Już<text:span text:style-name="T29"> </text:span>Dostojewski<text:span text:style-name="T29"> </text:span>w<text:span text:style-name="T29"> </text:span>"Braciach<text:span text:style-name="T29"> </text:span>Karamazow"<text:span text:style-name="T29"> </text:span>nazwał<text:span text:style-name="T29"> </text:span>demona<text:span text:style-name="T29"> </text:span>czy<text:span text:style-name="T29"> </text:span>złego<text:span text:style-name="T29"> </text:span>ducha<text:span text:style-name="T29"> </text:span>wielkim<text:span text:style-name="T29"> </text:span>duchem<text:span text:style-name="T29"> </text:span>nicości,<text:span text:style-name="T29"> </text:span>demaskując<text:span text:style-name="T29"> </text:span>także<text:span text:style-name="T29"> </text:span>w<text:span text:style-name="T29"> </text:span>wielu<text:span text:style-name="T29"> </text:span>innych<text:span text:style-name="T29"> </text:span>powieściach<text:span text:style-name="T29"> </text:span>nihilizm<text:span text:style-name="T29"> </text:span>obecny<text:span text:style-name="T29"> </text:span>w<text:span text:style-name="T29"> </text:span>ludziach<text:span text:style-name="T29"> </text:span>owładniętych<text:span text:style-name="T29"> </text:span>przez<text:span text:style-name="T29"> </text:span>biesy.<text:span text:style-name="T29"> </text:span>Czyni<text:span text:style-name="T29"> </text:span>to<text:span text:style-name="T29"> </text:span>także<text:span text:style-name="T29"> </text:span>właśnie<text:span text:style-name="T29"> </text:span>w<text:span text:style-name="T29"> </text:span>"Biesach",<text:span text:style-name="T29"> </text:span>gdzie<text:span text:style-name="T29"> </text:span>wiąże<text:span text:style-name="T29"> </text:span>przyczynowo<text:span text:style-name="T29"> </text:span>obydwie<text:span text:style-name="T29"> </text:span>te<text:span text:style-name="T29"> </text:span>rzeczywistości:<text:span text:style-name="T29"> </text:span>nihilizm<text:span text:style-name="T29"> </text:span>i<text:span text:style-name="T29"> </text:span>działanie<text:span text:style-name="T29"> </text:span>demonów.<text:span text:style-name="T29"> </text:span>Słowo<text:span text:style-name="T29"> </text:span>"nihilizm"<text:span text:style-name="T29"> </text:span>pochodzi<text:span text:style-name="T29"> </text:span>od<text:span text:style-name="T29"> </text:span>łacińskiego<text:span text:style-name="T29"> </text:span>"nihil",<text:span text:style-name="T29"> </text:span>co<text:span text:style-name="T29"> </text:span>oznacza<text:span text:style-name="T29"> </text:span>nicość<text:span text:style-name="T29"> </text:span>lub<text:span text:style-name="T29"> </text:span>egzystencjalną<text:span text:style-name="T29"> </text:span>i<text:span text:style-name="T29"> </text:span>duchową<text:span text:style-name="T29"> </text:span>pustkę<text:span text:style-name="T29"> </text:span>pozbawioną<text:span text:style-name="T29"> </text:span>wszelkich<text:span text:style-name="T29"> </text:span>odniesień,<text:span text:style-name="T29"> </text:span>autorytetów<text:span text:style-name="T29"> </text:span>i<text:span text:style-name="T29"> </text:span>wartości.<text:span text:style-name="T29"> </text:span>Powiedz<text:span text:style-name="T29"> </text:span>mi,<text:span text:style-name="T29"> </text:span>z<text:span text:style-name="T29"> </text:span>czego<text:span text:style-name="T29"> </text:span>się<text:span text:style-name="T29"> </text:span>śmiejesz,<text:span text:style-name="T29"> </text:span>a<text:span text:style-name="T29"> </text:span>powiem<text:span text:style-name="T29"> </text:span>ci,<text:span text:style-name="T29"> </text:span>kim<text:span text:style-name="T29"> </text:span>jesteś.<text:span text:style-name="T29"> </text:span>Powaga<text:span text:style-name="T29"> </text:span>istnienia,<text:span text:style-name="T29"> </text:span>odpowiedzialność<text:span text:style-name="T29"> </text:span>wobec<text:span text:style-name="T29"> </text:span>innych,<text:span text:style-name="T29"> </text:span>radość<text:span text:style-name="T29"> </text:span>istnienia<text:span text:style-name="T29"> </text:span>i<text:span text:style-name="T29"> </text:span>wdzięczność<text:span text:style-name="T29"> </text:span>wobec<text:span text:style-name="T29"> </text:span>Boga<text:span text:style-name="T29"> </text:span>giną<text:span text:style-name="T29"> </text:span>w<text:span text:style-name="T29"> </text:span>tej<text:span text:style-name="T29"> </text:span>pustce<text:span text:style-name="T29"> </text:span>jak<text:span text:style-name="T29"> </text:span>w<text:span text:style-name="T29"> </text:span>czarnej<text:span text:style-name="T29"> </text:span>dziurze,<text:span text:style-name="T29"> </text:span>pochłaniane<text:span text:style-name="T29"> </text:span>przez<text:span text:style-name="T29"> </text:span>nihilizm<text:span text:style-name="T29"> </text:span>i<text:span text:style-name="T29"> </text:span>cynizm,<text:span text:style-name="T29"> </text:span>obśmiewający<text:span text:style-name="T29"> </text:span>profanicznie<text:span text:style-name="T29"> </text:span>wszelkie<text:span text:style-name="T29"> </text:span>wartości.</text:p>
      <text:p text:style-name="P6">Wskazuje<text:span text:style-name="T29"> </text:span>na<text:span text:style-name="T29"> </text:span>to<text:span text:style-name="T29"> </text:span>fakt,<text:span text:style-name="T29"> </text:span>iż<text:span text:style-name="T29"> </text:span>odcinki<text:span text:style-name="T29"> </text:span>"Włatców<text:span text:style-name="T29"> </text:span>móch"<text:span text:style-name="T29"> </text:span>celowo<text:span text:style-name="T29"> </text:span>zawierają<text:span text:style-name="T29"> </text:span>wiele<text:span text:style-name="T29"> </text:span>błędów<text:span text:style-name="T29"> </text:span>ortograficznych<text:span text:style-name="T29"> </text:span>-<text:span text:style-name="T29"> </text:span>w<text:span text:style-name="T29"> </text:span>tym<text:span text:style-name="T29"> </text:span>sam<text:span text:style-name="T29"> </text:span>tytuł<text:span text:style-name="T29"> </text:span>serialu.<text:span text:style-name="T29"> </text:span>Już<text:span text:style-name="T29"> </text:span>w<text:span text:style-name="T29"> </text:span>samej<text:span text:style-name="T29"> </text:span>nazwie<text:span text:style-name="T29"> </text:span>twórcy<text:span text:style-name="T29"> </text:span>zasygnalizowali<text:span text:style-name="T29"> </text:span>swój<text:span text:style-name="T29"> </text:span>stosunek<text:span text:style-name="T29"> </text:span>do<text:span text:style-name="T29"> </text:span>pisowni<text:span text:style-name="T29"> </text:span>ojczystej,<text:span text:style-name="T29"> </text:span>można<text:span text:style-name="T29"> </text:span>domniemywać,<text:span text:style-name="T29"> </text:span>że<text:span text:style-name="T29"> </text:span>chodzi<text:span text:style-name="T29"> </text:span>o<text:span text:style-name="T29"> </text:span>chęć<text:span text:style-name="T29"> </text:span>wyśmiania<text:span text:style-name="T29"> </text:span>ortografii<text:span text:style-name="T29"> </text:span><text:soft-page-break/>języka<text:span text:style-name="T29"> </text:span>polskiego.<text:span text:style-name="T29"> </text:span>To<text:span text:style-name="T29"> </text:span>może<text:span text:style-name="T29"> </text:span>oznaczać<text:span text:style-name="T29"> </text:span>lekceważenie<text:span text:style-name="T29"> </text:span>wartości<text:span text:style-name="T29"> </text:span>narodowych<text:span text:style-name="T29"> </text:span>i<text:span text:style-name="T29"> </text:span>bardziej<text:span text:style-name="T29"> </text:span>skuteczne<text:span text:style-name="T29"> </text:span>ich<text:span text:style-name="T29"> </text:span>eliminowanie<text:span text:style-name="T29"> </text:span>niż<text:span text:style-name="T29"> </text:span>w<text:span text:style-name="T29"> </text:span>przypadku<text:span text:style-name="T29"> </text:span>zwykłego<text:span text:style-name="T29"> </text:span>prześladowania.<text:span text:style-name="T29"> </text:span>Zniekształcanie<text:span text:style-name="T29"> </text:span>języka<text:span text:style-name="T29"> </text:span>w<text:span text:style-name="T29"> </text:span>sensie<text:span text:style-name="T29"> </text:span>gramatyki<text:span text:style-name="T29"> </text:span>to<text:span text:style-name="T29"> </text:span>pośrednio<text:span text:style-name="T29"> </text:span>uderzenie<text:span text:style-name="T29"> </text:span>w<text:span text:style-name="T29"> </text:span>patriotyzm<text:span text:style-name="T29"> </text:span>(w<text:span text:style-name="T29"> </text:span>serialu<text:span text:style-name="T29"> </text:span>pojawia<text:span text:style-name="T29"> </text:span>się<text:span text:style-name="T29"> </text:span>m.in.<text:span text:style-name="T29"> </text:span>parodia<text:span text:style-name="T29"> </text:span>hymnu<text:span text:style-name="T29"> </text:span>narodowego).</text:p>
      <text:p text:style-name="P7"/>
      <text:p text:style-name="P15"><text:span text:style-name="Strong_20_Emphasis"><text:span text:style-name="T26">Kościół</text:span></text:span><text:span text:style-name="Strong_20_Emphasis"><text:span text:style-name="T27"> </text:span></text:span><text:span text:style-name="Strong_20_Emphasis"><text:span text:style-name="T26">nie</text:span></text:span><text:span text:style-name="Strong_20_Emphasis"><text:span text:style-name="T27"> </text:span></text:span><text:span text:style-name="Strong_20_Emphasis"><text:span text:style-name="T26">zabrania</text:span></text:span><text:span text:style-name="Strong_20_Emphasis"><text:span text:style-name="T27"> </text:span></text:span><text:span text:style-name="Strong_20_Emphasis"><text:span text:style-name="T26">stosowania</text:span></text:span><text:span text:style-name="Strong_20_Emphasis"><text:span text:style-name="T27"> </text:span></text:span><text:span text:style-name="Strong_20_Emphasis"><text:span text:style-name="T26">homeopatii</text:span></text:span><text:span text:style-name="Strong_20_Emphasis"><text:span text:style-name="T27"> </text:span></text:span><text:span text:style-name="Strong_20_Emphasis"><text:span text:style-name="T26">-</text:span></text:span><text:span text:style-name="Strong_20_Emphasis"><text:span text:style-name="T27"> </text:span></text:span><text:span text:style-name="Strong_20_Emphasis"><text:span text:style-name="T26">podkreśla</text:span></text:span><text:span text:style-name="Strong_20_Emphasis"><text:span text:style-name="T27"> </text:span></text:span><text:span text:style-name="Strong_20_Emphasis"><text:span text:style-name="T26">dominikanin</text:span></text:span><text:span text:style-name="Strong_20_Emphasis"><text:span text:style-name="T27"> </text:span></text:span><text:span text:style-name="Strong_20_Emphasis"><text:span text:style-name="T26">o.</text:span></text:span><text:span text:style-name="Strong_20_Emphasis"><text:span text:style-name="T27"> </text:span></text:span><text:span text:style-name="Strong_20_Emphasis"><text:span text:style-name="T26">Jacek</text:span></text:span><text:span text:style-name="Strong_20_Emphasis"><text:span text:style-name="T27"> </text:span></text:span><text:span text:style-name="Strong_20_Emphasis"><text:span text:style-name="T26">Norkowski.</text:span></text:span><text:span text:style-name="Strong_20_Emphasis"><text:span text:style-name="T27"> </text:span></text:span><text:span text:style-name="Strong_20_Emphasis"><text:span text:style-name="T26">Zakonnik,</text:span></text:span><text:span text:style-name="Strong_20_Emphasis"><text:span text:style-name="T27"> </text:span></text:span><text:span text:style-name="Strong_20_Emphasis"><text:span text:style-name="T26">który</text:span></text:span><text:span text:style-name="Strong_20_Emphasis"><text:span text:style-name="T27"> </text:span></text:span><text:span text:style-name="Strong_20_Emphasis"><text:span text:style-name="T26">jest</text:span></text:span><text:span text:style-name="Strong_20_Emphasis"><text:span text:style-name="T27"> </text:span></text:span><text:span text:style-name="Strong_20_Emphasis"><text:span text:style-name="T26">także</text:span></text:span><text:span text:style-name="Strong_20_Emphasis"><text:span text:style-name="T27"> </text:span></text:span><text:span text:style-name="Strong_20_Emphasis"><text:span text:style-name="T26">lekarzem</text:span></text:span><text:span text:style-name="Strong_20_Emphasis"><text:span text:style-name="T27"> </text:span></text:span><text:span text:style-name="Strong_20_Emphasis"><text:span text:style-name="T26">medycyny,</text:span></text:span><text:span text:style-name="Strong_20_Emphasis"><text:span text:style-name="T27"> </text:span></text:span><text:span text:style-name="Strong_20_Emphasis"><text:span text:style-name="T26">24</text:span></text:span><text:span text:style-name="Strong_20_Emphasis"><text:span text:style-name="T27"> </text:span></text:span><text:span text:style-name="Strong_20_Emphasis"><text:span text:style-name="T26">sierpnia</text:span></text:span><text:span text:style-name="Strong_20_Emphasis"><text:span text:style-name="T27"> </text:span></text:span><text:span text:style-name="Strong_20_Emphasis"><text:span text:style-name="T26">wziął</text:span></text:span><text:span text:style-name="Strong_20_Emphasis"><text:span text:style-name="T27"> </text:span></text:span><text:span text:style-name="Strong_20_Emphasis"><text:span text:style-name="T26">udział</text:span></text:span><text:span text:style-name="Strong_20_Emphasis"><text:span text:style-name="T27"> </text:span></text:span><text:span text:style-name="Strong_20_Emphasis"><text:span text:style-name="T26">w</text:span></text:span><text:span text:style-name="Strong_20_Emphasis"><text:span text:style-name="T27"> </text:span></text:span><text:span text:style-name="Strong_20_Emphasis"><text:span text:style-name="T26">konferencji</text:span></text:span><text:span text:style-name="Strong_20_Emphasis"><text:span text:style-name="T27"> </text:span></text:span><text:span text:style-name="Strong_20_Emphasis"><text:span text:style-name="T26">prasowej</text:span></text:span><text:span text:style-name="Strong_20_Emphasis"><text:span text:style-name="T27"> </text:span></text:span><text:span text:style-name="Strong_20_Emphasis"><text:span text:style-name="T26">Polskiego</text:span></text:span><text:span text:style-name="Strong_20_Emphasis"><text:span text:style-name="T27"> </text:span></text:span><text:span text:style-name="Strong_20_Emphasis"><text:span text:style-name="T26">Towarzystwa</text:span></text:span><text:span text:style-name="Strong_20_Emphasis"><text:span text:style-name="T27"> </text:span></text:span><text:span text:style-name="Strong_20_Emphasis"><text:span text:style-name="T26">Homeopatycznego</text:span></text:span><text:span text:style-name="Strong_20_Emphasis"><text:span text:style-name="T27"> </text:span></text:span><text:span text:style-name="Strong_20_Emphasis"><text:span text:style-name="T26">w</text:span></text:span><text:span text:style-name="Strong_20_Emphasis"><text:span text:style-name="T27"> </text:span></text:span><text:span text:style-name="Strong_20_Emphasis"><text:span text:style-name="T26">Warszawie.</text:span></text:span></text:p>
      <text:p text:style-name="P19">Prezentując<text:span text:style-name="T30"> </text:span>stanowisko<text:span text:style-name="T30"> </text:span>Kościoła,<text:span text:style-name="T30"> </text:span>dominikanin<text:span text:style-name="T30"> </text:span>powołał<text:span text:style-name="T30"> </text:span>się<text:span text:style-name="T30"> </text:span>na<text:span text:style-name="T30"> </text:span>wypowiedź<text:span text:style-name="T30"> </text:span>ks.<text:span text:style-name="T30"> </text:span>prałata<text:span text:style-name="T30"> </text:span>Pawła<text:span text:style-name="T30"> </text:span>Ptasznika,<text:span text:style-name="T30"> </text:span>kierownika<text:span text:style-name="T30"> </text:span>Sekcji<text:span text:style-name="T30"> </text:span>Polskiej<text:span text:style-name="T30"> </text:span>watykańskiego<text:span text:style-name="T30"> </text:span>Sekretariatu<text:span text:style-name="T30"> </text:span>Stanu.<text:span text:style-name="T30"> </text:span>W<text:span text:style-name="T30"> </text:span>odpowiedzi<text:span text:style-name="T30"> </text:span>na<text:span text:style-name="T30"> </text:span>list<text:span text:style-name="T30"> </text:span>grupy<text:span text:style-name="T30"> </text:span>polskich<text:span text:style-name="T30"> </text:span>lekarzy<text:span text:style-name="T30"> </text:span>homeopatów<text:span text:style-name="T30"> </text:span>ks.<text:span text:style-name="T30"> </text:span>Ptasznik<text:span text:style-name="T30"> </text:span>napisał<text:span text:style-name="T30"> </text:span>w<text:span text:style-name="T30"> </text:span>2004<text:span text:style-name="T30"> </text:span>roku,<text:span text:style-name="T30"> </text:span>że<text:span text:style-name="T30"> </text:span>Watykan<text:span text:style-name="T30"> </text:span>nigdy<text:span text:style-name="T30"> </text:span>nie<text:span text:style-name="T30"> </text:span>zakazał<text:span text:style-name="T30"> </text:span>stosowania<text:span text:style-name="T30"> </text:span>leków<text:span text:style-name="T30"> </text:span>homeopatycznych.</text:p>
      <text:p text:style-name="P19">-<text:span text:style-name="T30"> </text:span>Generalnie<text:span text:style-name="T30"> </text:span>rzecz<text:span text:style-name="T30"> </text:span>biorąc,<text:span text:style-name="T30"> </text:span>Kościół<text:span text:style-name="T30"> </text:span>nie<text:span text:style-name="T30"> </text:span>zabrania<text:span text:style-name="T30"> </text:span>stosowania<text:span text:style-name="T30"> </text:span>homeopatii<text:span text:style-name="T30"> </text:span>w<text:span text:style-name="T30"> </text:span>leczeniu,<text:span text:style-name="T30"> </text:span>o<text:span text:style-name="T30"> </text:span>ile<text:span text:style-name="T30"> </text:span>nie<text:span text:style-name="T30"> </text:span>wiąże<text:span text:style-name="T30"> </text:span>się<text:span text:style-name="T30"> </text:span>to<text:span text:style-name="T30"> </text:span>z<text:span text:style-name="T30"> </text:span>magią<text:span text:style-name="T30"> </text:span>bądź<text:span text:style-name="T30"> </text:span>z<text:span text:style-name="T30"> </text:span>akceptacją<text:span text:style-name="T30"> </text:span>idei<text:span text:style-name="T30"> </text:span>religii<text:span text:style-name="T30"> </text:span>wschodnich<text:span text:style-name="T30"> </text:span>-<text:span text:style-name="T30"> </text:span>szczególnie<text:span text:style-name="T30"> </text:span>buddyzmu<text:span text:style-name="T30"> </text:span>-<text:span text:style-name="T30"> </text:span>napisał<text:span text:style-name="T30"> </text:span>ks.<text:span text:style-name="T30"> </text:span>Ptasznik<text:span text:style-name="T30"> </text:span>w<text:span text:style-name="T30"> </text:span>liście<text:span text:style-name="T30"> </text:span>cytowanym<text:span text:style-name="T30"> </text:span>podczas<text:span text:style-name="T30"> </text:span>dzisiejszej<text:span text:style-name="T30"> </text:span>konferencji.</text:p>
      <text:p text:style-name="P19">-<text:span text:style-name="T30"> </text:span>Kościół<text:span text:style-name="T30"> </text:span>ostrzega<text:span text:style-name="T30"> </text:span>jednak<text:span text:style-name="T30"> </text:span>przed<text:span text:style-name="T30"> </text:span>takim<text:span text:style-name="T30"> </text:span>stosowaniem<text:span text:style-name="T30"> </text:span>naturalnych<text:span text:style-name="T30"> </text:span>metod<text:span text:style-name="T30"> </text:span>leczenia,<text:span text:style-name="T30"> </text:span>które<text:span text:style-name="T30"> </text:span>odrzucałoby<text:span text:style-name="T30"> </text:span>metody<text:span text:style-name="T30"> </text:span>naukowe<text:span text:style-name="T30"> </text:span>-<text:span text:style-name="T30"> </text:span>sprawiając,<text:span text:style-name="T30"> </text:span>że<text:span text:style-name="T30"> </text:span>pacjent<text:span text:style-name="T30"> </text:span>ufając<text:span text:style-name="T30"> </text:span>np.<text:span text:style-name="T30"> </text:span>energoterapeutom<text:span text:style-name="T30"> </text:span>rezygnowałby<text:span text:style-name="T30"> </text:span>z<text:span text:style-name="T30"> </text:span>leczenia<text:span text:style-name="T30"> </text:span>szpitalnego<text:span text:style-name="T30"> </text:span>-<text:span text:style-name="T30"> </text:span>stwierdzał<text:span text:style-name="T30"> </text:span>ks.<text:span text:style-name="T30"> </text:span>Ptasznik.<text:span text:style-name="T30"> </text:span>Zwracał<text:span text:style-name="T30"> </text:span>przy<text:span text:style-name="T30"> </text:span>tym<text:span text:style-name="T30"> </text:span>uwagę,<text:span text:style-name="T30"> </text:span>że<text:span text:style-name="T30"> </text:span>istnieje<text:span text:style-name="T30"> </text:span>bogata<text:span text:style-name="T30"> </text:span>tradycja<text:span text:style-name="T30"> </text:span>stosowania<text:span text:style-name="T30"> </text:span>leków<text:span text:style-name="T30"> </text:span>naturalnych,<text:span text:style-name="T30"> </text:span>przechowywana<text:span text:style-name="T30"> </text:span>zwłaszcza<text:span text:style-name="T30"> </text:span>w<text:span text:style-name="T30"> </text:span>monasterach<text:span text:style-name="T30"> </text:span>zakonnych<text:span text:style-name="T30"> </text:span>i<text:span text:style-name="T30"> </text:span>w<text:span text:style-name="T30"> </text:span>młodszych<text:span text:style-name="T30"> </text:span>zgromadzeniach,<text:span text:style-name="T30"> </text:span>które<text:span text:style-name="T30"> </text:span>pomagają<text:span text:style-name="T30"> </text:span>ludziom<text:span text:style-name="T30"> </text:span>chorym<text:span text:style-name="T30"> </text:span>jak<text:span text:style-name="T30"> </text:span>np.<text:span text:style-name="T30"> </text:span>bonifratrzy.<text:span text:style-name="T30"> </text:span>Wydaje<text:span text:style-name="T30"> </text:span>się<text:span text:style-name="T30"> </text:span>zatem,<text:span text:style-name="T30"> </text:span>że<text:span text:style-name="T30"> </text:span>nic<text:span text:style-name="T30"> </text:span>nie<text:span text:style-name="T30"> </text:span>stoi<text:span text:style-name="T30"> </text:span>na<text:span text:style-name="T30"> </text:span>przeszkodzie,<text:span text:style-name="T30"> </text:span>aby<text:span text:style-name="T30"> </text:span>były<text:span text:style-name="T30"> </text:span>stosowane<text:span text:style-name="T30"> </text:span>leki<text:span text:style-name="T30"> </text:span>homeopatyczne,<text:span text:style-name="T30"> </text:span>zawsze<text:span text:style-name="T30"> </text:span>jednak<text:span text:style-name="T30"> </text:span>z<text:span text:style-name="T30"> </text:span>tym<text:span text:style-name="T30"> </text:span>zastrzeżeniem,<text:span text:style-name="T30"> </text:span>że<text:span text:style-name="T30"> </text:span>najważniejsze<text:span text:style-name="T30"> </text:span>jest<text:span text:style-name="T30"> </text:span>zdrowie<text:span text:style-name="T30"> </text:span>pacjenta<text:span text:style-name="T30">” </text:span>-<text:span text:style-name="T30"> </text:span>dodaje<text:span text:style-name="T30"> </text:span>ks.<text:span text:style-name="T30"> </text:span>Ptasznik.</text:p>
      <text:p text:style-name="P19">Podczas<text:span text:style-name="T30"> </text:span>dzisiejszej<text:span text:style-name="T30"> </text:span>konferencji<text:span text:style-name="T30"> </text:span>prasowej<text:span text:style-name="T30"> </text:span>o.<text:span text:style-name="T30"> </text:span>Norkowski<text:span text:style-name="T30"> </text:span>ubolewał,<text:span text:style-name="T30"> </text:span>że<text:span text:style-name="T30"> </text:span>w<text:span text:style-name="T30"> </text:span>kręgach<text:span text:style-name="T30"> </text:span>polskiego<text:span text:style-name="T30"> </text:span>duchowieństwa<text:span text:style-name="T30"> </text:span>zapanowało<text:span text:style-name="T30"> </text:span>przekonanie,<text:span text:style-name="T30"> </text:span>że<text:span text:style-name="T30"> </text:span>homeopatia<text:span text:style-name="T30"> </text:span>jest<text:span text:style-name="T30"> </text:span>nienaukowa<text:span text:style-name="T30"> </text:span>a<text:span text:style-name="T30"> </text:span>nawet<text:span text:style-name="T30"> </text:span>więcej<text:span text:style-name="T30"> </text:span>-<text:span text:style-name="T30"> </text:span>jest<text:span text:style-name="T30"> </text:span>zła<text:span text:style-name="T30"> </text:span>z<text:span text:style-name="T30"> </text:span>tej<text:span text:style-name="T30"> </text:span>racji,<text:span text:style-name="T30"> </text:span>że<text:span text:style-name="T30"> </text:span>prawdopodobnie<text:span text:style-name="T30"> </text:span>jest<text:span text:style-name="T30"> </text:span>magiczna.<text:span text:style-name="T30"> „</text:span>Oskarżenie<text:span text:style-name="T30"> </text:span>to<text:span text:style-name="T30"> </text:span>nie<text:span text:style-name="T30"> </text:span>ma<text:span text:style-name="T30"> </text:span>żadnej<text:span text:style-name="T30"> </text:span>podstawy<text:span text:style-name="T30"> </text:span>empirycznej<text:span text:style-name="T30"> </text:span>źródłowo<text:span text:style-name="T30"> </text:span>uzasadnionej,<text:span text:style-name="T30"> </text:span>w<text:span text:style-name="T30"> </text:span>przeciwieństwie<text:span text:style-name="T30"> </text:span>do<text:span text:style-name="T30"> </text:span>skuteczności<text:span text:style-name="T30"> </text:span>leków<text:span text:style-name="T30"> </text:span>homeopatycznych,<text:span text:style-name="T30"> </text:span>które<text:span text:style-name="T30"> </text:span>są<text:span text:style-name="T30"> </text:span>źródłowo<text:span text:style-name="T30"> </text:span>wykazane<text:span text:style-name="T30">” – </text:span>podkreślał<text:span text:style-name="T30"> </text:span>dominikanin.</text:p>
      <text:p text:style-name="P18">Podczas<text:span text:style-name="T30"> </text:span>konferencji<text:span text:style-name="T30"> </text:span>zwracano<text:span text:style-name="T30"> </text:span>uwagę,<text:span text:style-name="T30"> </text:span>że<text:span text:style-name="T30"> </text:span>leczenie<text:span text:style-name="T30"> </text:span>homeopatyczne<text:span text:style-name="T30"> </text:span>polega<text:span text:style-name="T30"> </text:span>na<text:span text:style-name="T30"> </text:span>podawaniu<text:span text:style-name="T30"> </text:span>pacjentom<text:span text:style-name="T30"> </text:span>leków<text:span text:style-name="T30"> </text:span>stymulujących<text:span text:style-name="T30"> </text:span>organizm<text:span text:style-name="T30"> </text:span>do<text:span text:style-name="T30"> </text:span>tego,<text:span text:style-name="T30"> </text:span>by<text:span text:style-name="T30"> </text:span>on<text:span text:style-name="T30"> </text:span>sam<text:span text:style-name="T30"> </text:span>wyszedł<text:span text:style-name="T30"> </text:span>z<text:span text:style-name="T30"> </text:span>problemu.<text:span text:style-name="T30"> </text:span>Sekretarz<text:span text:style-name="T30"> </text:span>Polskiego<text:span text:style-name="T30"> </text:span>Towarzystwa<text:span text:style-name="T30"> </text:span>Homeopatycznego,<text:span text:style-name="T30"> </text:span>dr<text:span text:style-name="T30"> </text:span>Tomasz<text:span text:style-name="T30"> </text:span>Kokoszczyński<text:span text:style-name="T30"> </text:span>przyznaje,<text:span text:style-name="T30"> </text:span>że<text:span text:style-name="T30"> </text:span>wówczas<text:span text:style-name="T30"> </text:span>organizm<text:span text:style-name="T30"> </text:span>staje<text:span text:style-name="T30"> </text:span>się<text:span text:style-name="T30"> </text:span>samodzielny<text:span text:style-name="T30"> – </text:span>uczy<text:span text:style-name="T30"> </text:span>się<text:span text:style-name="T30"> </text:span>rozpoznawać<text:span text:style-name="T30"> </text:span>problem<text:span text:style-name="T30"> </text:span>i<text:span text:style-name="T30"> </text:span>dawać<text:span text:style-name="T30"> </text:span>sobie<text:span text:style-name="T30"> </text:span>z<text:span text:style-name="T30"> </text:span>nim<text:span text:style-name="T30"> </text:span>radę.<text:span text:style-name="T30"> „</text:span>Nie<text:span text:style-name="T30"> </text:span>jest<text:span text:style-name="T30"> </text:span>tak,<text:span text:style-name="T30"> </text:span>że<text:span text:style-name="T30"> </text:span>my<text:span text:style-name="T30"> </text:span>lekami<text:span text:style-name="T30"> </text:span>homeopatycznymi<text:span text:style-name="T30"> </text:span>pretendujemy<text:span text:style-name="T30"> </text:span>do<text:span text:style-name="T30"> </text:span>tego,<text:span text:style-name="T30"> </text:span>by<text:span text:style-name="T30"> </text:span>zastąpić<text:span text:style-name="T30"> </text:span>funkcję<text:span text:style-name="T30"> </text:span>organizmu,<text:span text:style-name="T30"> </text:span>jak<text:span text:style-name="T30"> </text:span>to<text:span text:style-name="T30"> </text:span>czynią<text:span text:style-name="T30"> </text:span>leki<text:span text:style-name="T30"> </text:span>chemiczne.<text:span text:style-name="T30"> </text:span>My<text:span text:style-name="T30"> </text:span>nie<text:span text:style-name="T30"> </text:span>wyręczamy<text:span text:style-name="T30"> </text:span>organizmu<text:span text:style-name="T30"> </text:span>z<text:span text:style-name="T30"> </text:span>jego<text:span text:style-name="T30"> </text:span>pracy.<text:span text:style-name="T30"> </text:span>Przez<text:span text:style-name="T30"> </text:span>to<text:span text:style-name="T30"> </text:span>homeopatia<text:span text:style-name="T30"> </text:span>jest<text:span text:style-name="T30"> </text:span>leczeniem<text:span text:style-name="T30"> </text:span>bardziej<text:span text:style-name="T30"> </text:span>mozolnym,<text:span text:style-name="T30"> </text:span>wymagającym<text:span text:style-name="T30"> </text:span>cierpliwości<text:span text:style-name="T30">” – </text:span>przekonywał<text:span text:style-name="T30"> </text:span>Kokoszczyński.</text:p>
      <text:p text:style-name="P18">Jego<text:span text:style-name="T30"> </text:span>zdaniem,<text:span text:style-name="T30"> </text:span>pierwszymi<text:span text:style-name="T30"> </text:span>efektami<text:span text:style-name="T30"> </text:span>podawania<text:span text:style-name="T30"> </text:span>leków<text:span text:style-name="T30"> </text:span>homeopatycznych<text:span text:style-name="T30"> </text:span>jest<text:span text:style-name="T30"> </text:span>często<text:span text:style-name="T30"> </text:span>pogorszenie<text:span text:style-name="T30"> </text:span>stanu<text:span text:style-name="T30"> </text:span>zdrowia,<text:span text:style-name="T30"> </text:span>co<text:span text:style-name="T30"> </text:span>powoduje,<text:span text:style-name="T30"> </text:span>że<text:span text:style-name="T30"> „</text:span>organizm<text:span text:style-name="T30"> </text:span>ten<text:span text:style-name="T30"> </text:span>stan<text:span text:style-name="T30"> </text:span>lepiej<text:span text:style-name="T30"> </text:span>dostrzega,<text:span text:style-name="T30"> </text:span>lepiej<text:span text:style-name="T30"> </text:span>jest<text:span text:style-name="T30"> </text:span>w<text:span text:style-name="T30"> </text:span>stanie<text:span text:style-name="T30"> </text:span>się<text:span text:style-name="T30"> </text:span>zmobilizować<text:span text:style-name="T30"> </text:span>i<text:span text:style-name="T30"> </text:span>lepiej<text:span text:style-name="T30"> </text:span>sobie<text:span text:style-name="T30"> </text:span>z<text:span text:style-name="T30"> </text:span>nim<text:span text:style-name="T30"> </text:span>poradzi<text:span text:style-name="T30">”</text:span>.<text:span text:style-name="T30"> </text:span>Dr<text:span text:style-name="T30"> </text:span>Kokoszczyński<text:span text:style-name="T30"> </text:span>przypomniał,<text:span text:style-name="T30"> </text:span>że<text:span text:style-name="T30"> „</text:span>nie<text:span text:style-name="T30"> </text:span>jest<text:span text:style-name="T30"> </text:span>tak,<text:span text:style-name="T30"> </text:span>że<text:span text:style-name="T30"> </text:span>dolegliwości<text:span text:style-name="T30"> </text:span>przechodzą<text:span text:style-name="T30"> </text:span>od<text:span text:style-name="T30"> </text:span>razu<text:span text:style-name="T30">” </text:span>i<text:span text:style-name="T30"> „</text:span>nie<text:span text:style-name="T30"> </text:span>jest<text:span text:style-name="T30"> </text:span>tak,<text:span text:style-name="T30"> </text:span>że<text:span text:style-name="T30"> </text:span>lekami<text:span text:style-name="T30"> </text:span>homeopatycznymi<text:span text:style-name="T30"> </text:span>jesteśmy<text:span text:style-name="T30"> </text:span>w<text:span text:style-name="T30"> </text:span>stanie<text:span text:style-name="T30"> </text:span>wymusić<text:span text:style-name="T30"> </text:span>na<text:span text:style-name="T30"> </text:span>organizmie,<text:span text:style-name="T30"> </text:span>by<text:span text:style-name="T30"> </text:span>te<text:span text:style-name="T30"> </text:span>dolegliwości<text:span text:style-name="T30"> </text:span>przeszły,<text:span text:style-name="T30"> </text:span>ale<text:span text:style-name="T30"> </text:span>jesteśmy<text:span text:style-name="T30"> </text:span>w<text:span text:style-name="T30"> </text:span>stanie,<text:span text:style-name="T30"> </text:span>pokazując<text:span text:style-name="T30"> </text:span>problem<text:span text:style-name="T30"> </text:span>i<text:span text:style-name="T30"> </text:span>nasilając<text:span text:style-name="T30"> </text:span>go,<text:span text:style-name="T30"> </text:span>spowodować,<text:span text:style-name="T30"> </text:span>że<text:span text:style-name="T30"> </text:span>organizm<text:span text:style-name="T30"> </text:span>zaczyna<text:span text:style-name="T30"> </text:span>się<text:span text:style-name="T30"> </text:span>bardziej<text:span text:style-name="T30"> </text:span>mobilizować".</text:p>
      <text:p text:style-name="P18">Z<text:span text:style-name="T30"> </text:span>kolei<text:span text:style-name="T30"> </text:span>dr<text:span text:style-name="T30"> </text:span>Ewa<text:span text:style-name="T30"> </text:span>Staszczyk<text:span text:style-name="T30"> </text:span>przekonywała,<text:span text:style-name="T30"> </text:span>że<text:span text:style-name="T30"> </text:span>homeopatia<text:span text:style-name="T30"> </text:span>stosowana<text:span text:style-name="T30"> </text:span>według<text:span text:style-name="T30"> </text:span>przejrzystych<text:span text:style-name="T30"> </text:span>i<text:span text:style-name="T30"> </text:span>ściśle<text:span text:style-name="T30"> </text:span>określonych<text:span text:style-name="T30"> </text:span>zasad<text:span text:style-name="T30"> </text:span>jest<text:span text:style-name="T30"> </text:span>niezawodną<text:span text:style-name="T30"> </text:span>i<text:span text:style-name="T30"> </text:span>skuteczną<text:span text:style-name="T30"> </text:span>metodą<text:span text:style-name="T30"> </text:span>leczenia<text:span text:style-name="T30"> </text:span>zarówno<text:span text:style-name="T30"> </text:span>w<text:span text:style-name="T30"> </text:span>stanach<text:span text:style-name="T30"> </text:span>ostrych<text:span text:style-name="T30"> </text:span>jak<text:span text:style-name="T30"> </text:span>i<text:span text:style-name="T30"> </text:span>przewlekłych.<text:span text:style-name="T30"> „</text:span>Homeopaci<text:span text:style-name="T30"> </text:span>są<text:span text:style-name="T30"> </text:span>pewni<text:span text:style-name="T30"> </text:span>działania<text:span text:style-name="T30"> </text:span>leków,<text:span text:style-name="T30"> </text:span>które<text:span text:style-name="T30"> </text:span>stosują.<text:span text:style-name="T30"> </text:span>Od<text:span text:style-name="T30"> </text:span>ponad<text:span text:style-name="T30"> </text:span>dwustu<text:span text:style-name="T30"> </text:span>lat<text:span text:style-name="T30"> </text:span>wiedzą,<text:span text:style-name="T30"> </text:span>że<text:span text:style-name="T30"> </text:span>dobrze<text:span text:style-name="T30"> </text:span>zaordynowany<text:span text:style-name="T30"> </text:span>lek<text:span text:style-name="T30"> </text:span>homeopatyczny<text:span text:style-name="T30"> </text:span>przyniesie<text:span text:style-name="T30"> </text:span>porządny<text:span text:style-name="T30"> </text:span>skutek<text:span text:style-name="T30">” – </text:span>podkreślała.</text:p>
      <text:p text:style-name="P18">Prezes<text:span text:style-name="T30"> </text:span>Polskiego<text:span text:style-name="T30"> </text:span>Towarzystwa<text:span text:style-name="T30"> </text:span>Homeopatycznego,<text:span text:style-name="T30"> </text:span>dr<text:span text:style-name="T30"> </text:span>Ewa<text:span text:style-name="T30"> </text:span>Czerwińska<text:span text:style-name="T30"> </text:span>przyznała,<text:span text:style-name="T30"> </text:span>że<text:span text:style-name="T30"> </text:span>sukces<text:span text:style-name="T30"> </text:span>homeopatii<text:span text:style-name="T30"> </text:span>przyczynił<text:span text:style-name="T30"> </text:span>się<text:span text:style-name="T30"> </text:span>do<text:span text:style-name="T30"> </text:span>jej<text:span text:style-name="T30"> </text:span>upadku.<text:span text:style-name="T30"> </text:span>Na<text:span text:style-name="T30"> </text:span>początku<text:span text:style-name="T30"> </text:span>XX<text:span text:style-name="T30"> </text:span>wieku<text:span text:style-name="T30"> </text:span>w<text:span text:style-name="T30"> </text:span>Stanach<text:span text:style-name="T30"> </text:span>Zjednoczonych<text:span text:style-name="T30"> </text:span>homeopatia<text:span text:style-name="T30"> </text:span>cieszyła<text:span text:style-name="T30"> </text:span>się<text:span text:style-name="T30"> </text:span>tak<text:span text:style-name="T30"> </text:span>dużym<text:span text:style-name="T30"> </text:span>powodzeniem,<text:span text:style-name="T30"> </text:span>że<text:span text:style-name="T30"> </text:span>towarzystwa<text:span text:style-name="T30"> </text:span>ubezpieczeniowe<text:span text:style-name="T30"> </text:span>oferowały<text:span text:style-name="T30"> </text:span>10<text:span text:style-name="T30"> </text:span>proc.<text:span text:style-name="T30"> </text:span>zniżki<text:span text:style-name="T30"> </text:span>dla<text:span text:style-name="T30"> </text:span>osób<text:span text:style-name="T30"> </text:span>korzystających<text:span text:style-name="T30"> </text:span>z<text:span text:style-name="T30"> </text:span>jej<text:span text:style-name="T30"> </text:span>form<text:span text:style-name="T30"> </text:span>leczenia.<text:span text:style-name="T30"> </text:span>Tradycyjne<text:span text:style-name="T30"> </text:span>stowarzyszenia<text:span text:style-name="T30"> </text:span>lekarskie<text:span text:style-name="T30"> </text:span>zauważyły,<text:span text:style-name="T30"> </text:span>że<text:span text:style-name="T30"> </text:span>ich<text:span text:style-name="T30"> </text:span>członkowie<text:span text:style-name="T30"> </text:span>tracą<text:span text:style-name="T30"> </text:span>klientów,<text:span text:style-name="T30"> </text:span>a<text:span text:style-name="T30"> </text:span>przemysł<text:span text:style-name="T30"> </text:span>farmaceutyczny<text:span text:style-name="T30"> </text:span>zanotował<text:span text:style-name="T30"> </text:span>spadek<text:span text:style-name="T30"> </text:span>zysków.<text:span text:style-name="T30"> </text:span>Środki<text:span text:style-name="T30"> </text:span>homeopatyczne<text:span text:style-name="T30"> </text:span>były<text:span text:style-name="T30"> </text:span>tanie.<text:span text:style-name="T30"> </text:span>Dostrzeżono<text:span text:style-name="T30"> </text:span>w<text:span text:style-name="T30"> </text:span>tej<text:span text:style-name="T30"> </text:span>metodzie<text:span text:style-name="T30"> </text:span>leczenia<text:span text:style-name="T30"> </text:span>rywala,<text:span text:style-name="T30"> </text:span>którego<text:span text:style-name="T30"> </text:span>należy<text:span text:style-name="T30"> </text:span>wyeliminować.<text:span text:style-name="T30"> </text:span>Wpłynęła<text:span text:style-name="T30"> </text:span>lawina<text:span text:style-name="T30"> </text:span>ataków<text:span text:style-name="T30"> </text:span>i<text:span text:style-name="T30"> </text:span>wkrótce<text:span text:style-name="T30"> </text:span>uznano<text:span text:style-name="T30"> </text:span>homeopatię<text:span text:style-name="T30"> </text:span>za<text:span text:style-name="T30"> </text:span>metodę<text:span text:style-name="T30"> </text:span>nienaukową<text:span text:style-name="T30"> – </text:span>ubolewała<text:span text:style-name="T30"> </text:span>Czerwińska.</text:p>
      <text:p text:style-name="P14"><text:soft-page-break/><text:line-break/>Odnieść do tego zjawiska musieli się nawet przedstawiciele polskiego episkopatu. <text:span text:style-name="T9">„Zgłaszają się do mnie osoby przerażone, przejęte lękiem, bo w środowiskach kościelnych odnajdują informacje o tym, że homeopatia może szkodzić poprzez leki zarówno duchowo, jak i zdrowotnie. Podobne komentarze, powtarzane czasem w środowiskach osób duchownych, w środowiskach katolickich są wyrazem przekroczenia kompetencji przez te środowiska. Nikt w Kościele nie prowadzi badań nad homeopatią. Niepoważnie wyglądałoby, gdyby Kościół angażował się w podobne spory i niepoważne są próby wciągania autorytetu Kościoła do sporu o status homeopatii”</text:span><text:span text:style-name="T31"> – stwierdził arcybiskup Życiński w jednym z wywiadów</text:span><text:span text:style-name="Footnote_20_Symbol"><text:span text:style-name="T31"><text:note text:id="ftn2" text:note-class="footnote"><text:note-citation>2</text:note-citation><text:note-body><text:p text:style-name="Footnote"><text:s/><text:a xlink:type="simple" xlink:href="http://www.tvp.info/informacje/ludzie/magia-homeopatia-i-egzorcysci/1353044"><text:span text:style-name="Internet_20_link">http://www.tvp.info/informacje/ludzie/magia-homeopatia-i-egzorcysci/1353044</text:span></text:a> (2.10.2010)</text:p></text:note-body></text:note></text:span></text:span><text:span text:style-name="T31">.</text:span></text:p>
      <text:p text:style-name="P22">Historyka kultury zjawisko interpretacji homeopatii z perspektywy religii katolickiej winno żywo interesować. Zarzuty jej związku z okultyzmem czy magią <text:s/>oraz postrzeganie jej jako drogi do opętania pojawiają się od kilku dziesięcioleci i w dobie współczesnej również bywają mocno akcentowane, co widać np. w licznych publikacjach i katolickich portalach internetowych. Tym samym dyskusja wokół doktryny wyszła poza obszar medycyny i jej historii. Oznacza to, iż przypisuje się jej określone funkcje kulturowe, np. kreowania zachowań sprzecznych z wiarą chrześcijańską, ale propagującej któryś z nurtów New Age. I system wartości z nim związany. Jednak kierowane się pod adresem homeopatii obawy dotyczą w rzeczywistości niektórych elementów kultur Dalekiego Wschodu, przy pominięciu faktu, że New Age nie stanowi jednego spójnego filozoficznie, religijnie czy terapeutycznie obszaru kultury, a sama homeopatia jest dzieckiem kultury niemieckiej i ani w momencie swojego narodzenia, ani później nie miała nic wspólnego z kulturami Orientu. A związki idei kształtującej doktrynę z wcześniejszymi koncepcjami terapeutycznymi, w tym z paracelsyzmem, dotyczą całej kultury medycznej pierwszej połowy XIX w. i są całkowicie naturalne.</text:p>
      <text:p text:style-name="P23"><text:span text:style-name="T31">Obszar sporu tyczy więc nie tylko zgodności <text:s/>homeopatii ze standardem medycznej racjonalności, ale także z powszechnie akceptowanym systemem wartości, w tym związanych z wyznawaną religią. Widziana jest ona wyraźnie jako źródło wartości odmiennych, godnych zwalczania. Jej medyczna postać ma tu drugorzędne znaczenie, istotne jest bardziej to, iż związana jest z inną, niż powszechnie akceptowana w XX w., i na początku XXI w. „wizją świata i człowieka”. <text:s/>Wizją, która bardziej akcentuje człowieka jako jeden z elementów przyrody i wzajemne ich oddziaływanie, niż jego jednostkową wyjątkowość i koncentrację <text:s/>na poszczególnych elementach jego organizmu w procesie leczniczym. Ta właśnie owa </text:span><text:span text:style-name="T9">inność</text:span><text:span text:style-name="T31">, i związana z nią odmienna koncepcja zdrowia o choroby wywołuje liczne negatywne filozoficzne i teologiczne interpretacje doktryny, wiążące ją z negatywnymi zjawiskami społecznymi. Wierzący pacjent – chrześcijanin ma więc poważny problem. Nie tylko nie jest pewien medycznych mechanizmów funkcjonowania proponowanej mu terapii, ale nawet tego czy przyjmując ją nie popełnia grzechu bałwochwalstwa. W wyniku takich interpretacji przypisano homeopatii rolę, jaka nie była intencją Hahnemanna, ani jego następców. I której realnie nigdy w przeszłości nie pełniła. <text:s/>Stała się jednak synonimem zagrożeń duchowych i medycznych, symbolem kryzysów terapeutycznych i kulturowych.</text:span></text:p>
      <text:p text:style-name="P22">Jest jednak zjawiskiem interesującym, że kolejne generacje krytyków homeopatii odczytały zapis doktryny w taki właśnie sposób. Oznacza to bowiem przyjęcie perspektywy interpretacyjnej nie dostrzegającej odmienności kulturowej epoki, w której doktryna powstała, w szczególności zaś odmiennnej od późniejszych „wizji świata i człowieka”, ideału nauki, standardów racjonalności. A także przyjęcie wyrwanych z kontekstu kulturowego wyobrażeń doktryny czasu jej narodzin i odniesienie tego jej kształtu do współczesnych dylematów kulturalnych, religijnych i medycznych. W tak skonstruowanej postaci i osadzona we współczesnym kontekście jak rzadko która idea i związana z nią praktyka społeczna nadaje się homeopatia na symbol zagrożeń i kryzysów. <text:s/>I cel prowadzonych z różnych stron ataków.</text:p>
      <text:p text:style-name="P14"><text:soft-page-break/><text:span text:style-name="T14">Niezmiennie</text:span><text:span text:style-name="T15"> </text:span><text:span text:style-name="T14">wysoki</text:span><text:span text:style-name="T15"> </text:span><text:span text:style-name="T14">poziom</text:span><text:span text:style-name="T15"> </text:span><text:span text:style-name="T14">emocji,</text:span><text:span text:style-name="T15"> </text:span><text:span text:style-name="T14">który</text:span><text:span text:style-name="T15"> </text:span><text:span text:style-name="T14">stał</text:span><text:span text:style-name="T15"> </text:span><text:span text:style-name="T14">się</text:span><text:span text:style-name="T15"> </text:span><text:span text:style-name="T14">udziałem</text:span><text:span text:style-name="T15"> </text:span><text:span text:style-name="T14">homeopatii</text:span><text:span text:style-name="T15"> </text:span><text:span text:style-name="T14">w</text:span><text:span text:style-name="T15"> </text:span><text:span text:style-name="T14">całym</text:span><text:span text:style-name="T15"> </text:span><text:span text:style-name="T14">okresie</text:span><text:span text:style-name="T15"> </text:span><text:span text:style-name="T14">jej</text:span><text:span text:style-name="T15"> </text:span><text:span text:style-name="T14">dziejów</text:span><text:span text:style-name="T15"> </text:span><text:span text:style-name="T14">jest</text:span><text:span text:style-name="T15"> </text:span><text:span text:style-name="T14">fenomenem</text:span><text:span text:style-name="T15"> </text:span><text:span text:style-name="T14">samym</text:span><text:span text:style-name="T15"> </text:span><text:span text:style-name="T14">w</text:span><text:span text:style-name="T15"> </text:span><text:span text:style-name="T14">sobie.</text:span><text:span text:style-name="T15"> </text:span><text:span text:style-name="T14">Temperatura</text:span><text:span text:style-name="T15"> </text:span><text:span text:style-name="T14">i</text:span><text:span text:style-name="T15"> </text:span><text:span text:style-name="T14">długotrwałość</text:span><text:span text:style-name="T15"> </text:span><text:span text:style-name="T14">sporu</text:span><text:span text:style-name="T15"> </text:span><text:span text:style-name="T14">wynika</text:span><text:span text:style-name="T15"> </text:span><text:span text:style-name="T14">z</text:span><text:span text:style-name="T15"> </text:span><text:span text:style-name="T14">zanegowania</text:span><text:span text:style-name="T15"> </text:span><text:span text:style-name="T14">przez</text:span><text:span text:style-name="T15"> </text:span><text:span text:style-name="T14">Hahnemanna</text:span><text:span text:style-name="T15"> </text:span><text:span text:style-name="T14">podstawowej</text:span><text:span text:style-name="T15"> </text:span><text:span text:style-name="T14">zasady</text:span><text:span text:style-name="T15"> </text:span><text:span text:style-name="T14">lecznictwa,</text:span><text:span text:style-name="T15"> </text:span><text:span text:style-name="T14">którą</text:span><text:span text:style-name="T15"> </text:span><text:span text:style-name="T14">miał</text:span><text:span text:style-name="T15"> </text:span><text:span text:style-name="T14">sformułować</text:span><text:span text:style-name="T15"> </text:span><text:span text:style-name="T14">jeszcze</text:span><text:span text:style-name="T15"> </text:span><text:span text:style-name="T14">Hipokrates</text:span><text:span text:style-name="T15"> </text:span><text:span text:style-name="T16">contraria</text:span><text:span text:style-name="T17"> </text:span><text:span text:style-name="T16">contrariis</text:span><text:span text:style-name="T15"> </text:span><text:span text:style-name="T14">i</text:span><text:span text:style-name="T15"> </text:span><text:span text:style-name="T14">przyjęcia</text:span><text:span text:style-name="T15"> </text:span><text:span text:style-name="T14">przeciwnej</text:span><text:span text:style-name="T15"> – </text:span><text:span text:style-name="T16">similia</text:span><text:span text:style-name="T17"> </text:span><text:span text:style-name="T16">similibus</text:span><text:span text:style-name="T17"> </text:span><text:span text:style-name="T16">curantur</text:span><text:span text:style-name="T15"> </text:span><text:span text:style-name="T14">(niech</text:span><text:span text:style-name="T15"> </text:span><text:span text:style-name="T14">podobne</text:span><text:span text:style-name="T15"> </text:span><text:span text:style-name="T14">leczy</text:span><text:span text:style-name="T15"> </text:span><text:span text:style-name="T14">podobne).</text:span><text:span text:style-name="T15"> </text:span><text:span text:style-name="T14">Została</text:span><text:span text:style-name="T15"> </text:span><text:span text:style-name="T14">bowiem</text:span><text:span text:style-name="T15"> </text:span><text:span text:style-name="T14">sformułowana</text:span><text:span text:style-name="T15"> </text:span><text:span text:style-name="T14">doktryna,</text:span><text:span text:style-name="T15"> </text:span><text:span text:style-name="T14">która</text:span><text:span text:style-name="T15"> </text:span><text:span text:style-name="T14">odmiennie</text:span><text:span text:style-name="T15"> </text:span><text:span text:style-name="T14">od</text:span><text:span text:style-name="T15"> </text:span><text:span text:style-name="T14">innych</text:span><text:span text:style-name="T15"> </text:span><text:span text:style-name="T14">sobie</text:span><text:span text:style-name="T15"> </text:span><text:span text:style-name="T14">współczesnych,</text:span><text:span text:style-name="T15"> </text:span><text:span text:style-name="T14">ale</text:span><text:span text:style-name="T15"> </text:span><text:span text:style-name="T14">także</text:span><text:span text:style-name="T15"> </text:span><text:span text:style-name="T14">późniejszych,</text:span><text:span text:style-name="T15"> </text:span><text:span text:style-name="T14">nie</text:span><text:span text:style-name="T15"> </text:span><text:span text:style-name="T14">była</text:span><text:span text:style-name="T15"> </text:span><text:span text:style-name="T14">tylko</text:span><text:span text:style-name="T15"> </text:span><text:span text:style-name="T14">pragmatycznym</text:span><text:span text:style-name="T15"> </text:span><text:span text:style-name="T14">zastosowaniem</text:span><text:span text:style-name="T15"> </text:span><text:span text:style-name="T14">ogólniejszej</text:span><text:span text:style-name="T15"> </text:span><text:span text:style-name="T14">teorii.</text:span><text:span text:style-name="T15"> </text:span><text:span text:style-name="T14">Była</text:span><text:span text:style-name="T15"> </text:span><text:span text:style-name="T14">czymś</text:span><text:span text:style-name="T15"> </text:span><text:span text:style-name="T14">znacznie</text:span><text:span text:style-name="T15"> </text:span><text:span text:style-name="T14">więcej</text:span><text:span text:style-name="T15"> – </text:span><text:span text:style-name="T14">podważyła</text:span><text:span text:style-name="T15"> </text:span><text:span text:style-name="T14">jedną</text:span><text:span text:style-name="T15"> </text:span><text:span text:style-name="T14">z</text:span><text:span text:style-name="T15"> </text:span><text:span text:style-name="T14">utrwalonych</text:span><text:span text:style-name="T15"> </text:span><text:span text:style-name="T14">przez</text:span><text:span text:style-name="T15"> </text:span><text:span text:style-name="T14">wieki</text:span><text:span text:style-name="T15"> </text:span><text:span text:style-name="T14">podstaw</text:span><text:span text:style-name="T15"> </text:span><text:span text:style-name="T14">europejskiej</text:span><text:span text:style-name="T15"> </text:span><text:span text:style-name="T14">kultury</text:span><text:span text:style-name="T15"> </text:span><text:span text:style-name="T14">medycznej,</text:span><text:span text:style-name="T15"> </text:span><text:span text:style-name="T14">elementarny</text:span><text:span text:style-name="T15"> </text:span><text:span text:style-name="T14">sposób</text:span><text:span text:style-name="T15"> </text:span><text:span text:style-name="T14">myślenia</text:span><text:span text:style-name="T15"> </text:span><text:span text:style-name="T14">o</text:span><text:span text:style-name="T15"> </text:span><text:span text:style-name="T14">leczeniu.</text:span><text:span text:style-name="T15"> </text:span><text:span text:style-name="T14">Wielu</text:span><text:span text:style-name="T15"> </text:span><text:span text:style-name="T14">oponentów</text:span><text:span text:style-name="T15"> </text:span><text:span text:style-name="T14">w</text:span><text:span text:style-name="T15"> </text:span><text:span text:style-name="T14">ogóle</text:span><text:span text:style-name="T15"> </text:span><text:span text:style-name="T14">nie</text:span><text:span text:style-name="T15"> </text:span><text:span text:style-name="T14">rozważało</text:span><text:span text:style-name="T15"> </text:span><text:span text:style-name="T14">konstrukcji</text:span><text:span text:style-name="T15"> </text:span><text:span text:style-name="T14">doktryny</text:span><text:span text:style-name="T15"> </text:span><text:span text:style-name="T14">i</text:span><text:span text:style-name="T15"> </text:span><text:span text:style-name="T14">jej</text:span><text:span text:style-name="T15"> </text:span><text:span text:style-name="T14">możliwości</text:span><text:span text:style-name="T15"> </text:span><text:span text:style-name="T14">terapeutycznych</text:span><text:span text:style-name="T15"> </text:span><text:span text:style-name="T14">-</text:span><text:span text:style-name="T15"> </text:span><text:span text:style-name="T14">odrzucenie</text:span><text:span text:style-name="T15"> </text:span><text:span text:style-name="T14">przez</text:span><text:span text:style-name="T15"> </text:span><text:span text:style-name="T14">homeopatów</text:span><text:span text:style-name="T15"> </text:span><text:span text:style-name="T14">historycznie</text:span><text:span text:style-name="T15"> </text:span><text:span text:style-name="T14">utrwalonej</text:span><text:span text:style-name="T15"> </text:span><text:span text:style-name="T14">zasady</text:span><text:span text:style-name="T15"> </text:span><text:span text:style-name="T14">leczenia</text:span><text:span text:style-name="T15"> </text:span><text:span text:style-name="T14">wystarczało</text:span><text:span text:style-name="T15"> </text:span><text:span text:style-name="T14">często</text:span><text:span text:style-name="T15"> </text:span><text:span text:style-name="T14">do</text:span><text:span text:style-name="T15"> </text:span><text:span text:style-name="T14">bezrefleksyjnej</text:span><text:span text:style-name="T15"> </text:span><text:span text:style-name="T14">negacji</text:span><text:span text:style-name="T15"> </text:span><text:span text:style-name="T14">całej</text:span><text:span text:style-name="T15"> </text:span><text:span text:style-name="T14">koncepcji</text:span><text:span text:style-name="T15"> </text:span><text:span text:style-name="T14">terapeutycznej.</text:span></text:p>
      <text:p text:style-name="P9">nieprzypadkowo także dzisiaj w celu znalezienia odpowiedniego leku, np. rośliny do przygotowania tynktury macierzystej (wyjściowej) preparatu homeopatycznego, poszukujący posługują się bardzo często praktykami okultystycznymi oraz sięgają do ideologii ezoterycznych. Nic więc dziwnego, że stwierdza się występowanie problemów duchowych po używaniu środków homeopatycznych.</text:p>
      <text:p text:style-name="P17"><text:bookmark-start text:name="o35kkkI-2-1"/><text:bookmark-end text:name="o35kkkI-2-1"/>II. Upadek aniołów</text:p>
      <text:p text:style-name="P16"><text:span text:style-name="T20">391</text:span><text:span text:style-name="T23"> </text:span><text:span text:style-name="T22">Do</text:span><text:span text:style-name="T23"> </text:span><text:span text:style-name="T22">wyboru</text:span><text:span text:style-name="T23"> </text:span><text:span text:style-name="T22">nieposłuszeństwa</text:span><text:span text:style-name="T23"> </text:span><text:span text:style-name="T22">skłonił</text:span><text:span text:style-name="T23"> </text:span><text:span text:style-name="T22">naszych</text:span><text:span text:style-name="T23"> </text:span><text:span text:style-name="T22">pierwszych</text:span><text:span text:style-name="T23"> </text:span><text:span text:style-name="T22">rodziców</text:span><text:span text:style-name="T23"> </text:span><text:span text:style-name="T22">uwodzicielski</text:span><text:span text:style-name="T23"> </text:span><text:span text:style-name="T22">głos</text:span><text:span text:style-name="T23"> </text:span><text:span text:style-name="T22">przeciwstawiający</text:span><text:span text:style-name="T23"> </text:span><text:span text:style-name="T22">się</text:span><text:span text:style-name="T23"> </text:span><text:span text:style-name="T22">Bogu.</text:span><text:span text:style-name="T23"> </text:span><text:span text:style-name="T22">Ten</text:span><text:span text:style-name="T23"> </text:span><text:span text:style-name="T22">głos</text:span><text:span text:style-name="T23"> </text:span><text:span text:style-name="T22">przez</text:span><text:span text:style-name="T23"> </text:span><text:span text:style-name="T22">zazdrość</text:span><text:span text:style-name="T23"> </text:span><text:span text:style-name="T22">sprowadza</text:span><text:span text:style-name="T23"> </text:span><text:span text:style-name="T22">na</text:span><text:span text:style-name="T23"> </text:span><text:span text:style-name="T22">nich</text:span><text:span text:style-name="T23"> </text:span><text:span text:style-name="T22">śmierć.</text:span><text:span text:style-name="T23"> </text:span><text:span text:style-name="T22">Pismo</text:span><text:span text:style-name="T23"> </text:span><text:span text:style-name="T22">święte</text:span><text:span text:style-name="T23"> </text:span><text:span text:style-name="T22">i</text:span><text:span text:style-name="T23"> </text:span><text:span text:style-name="T22">Tradycja</text:span><text:span text:style-name="T23"> </text:span><text:span text:style-name="T22">Kościoła</text:span><text:span text:style-name="T23"> </text:span><text:span text:style-name="T22">widzą</text:span><text:span text:style-name="T23"> </text:span><text:span text:style-name="T22">w</text:span><text:span text:style-name="T23"> </text:span><text:span text:style-name="T22">tej</text:span><text:span text:style-name="T23"> </text:span><text:span text:style-name="T22">istocie</text:span><text:span text:style-name="T23"> </text:span><text:span text:style-name="T22">upadłego</text:span><text:span text:style-name="T23"> </text:span><text:span text:style-name="T22">anioła,</text:span><text:span text:style-name="T23"> </text:span><text:span text:style-name="T22">nazywanego</text:span><text:span text:style-name="T23"> </text:span><text:span text:style-name="T22">Szatanem</text:span><text:span text:style-name="T23"> </text:span><text:span text:style-name="T22">lub</text:span><text:span text:style-name="T23"> </text:span><text:span text:style-name="T22">diabłem.</text:span><text:span text:style-name="T23"> </text:span><text:span text:style-name="T22">Kościół</text:span><text:span text:style-name="T23"> </text:span><text:span text:style-name="T22">naucza,</text:span><text:span text:style-name="T23"> </text:span><text:span text:style-name="T22">że</text:span><text:span text:style-name="T23"> </text:span><text:span text:style-name="T22">był</text:span><text:span text:style-name="T23"> </text:span><text:span text:style-name="T22">on</text:span><text:span text:style-name="T23"> </text:span><text:span text:style-name="T22">najpierw</text:span><text:span text:style-name="T23"> </text:span><text:span text:style-name="T22">dobrym</text:span><text:span text:style-name="T23"> </text:span><text:span text:style-name="T22">aniołem</text:span><text:span text:style-name="T23"> </text:span><text:span text:style-name="T22">stworzonym</text:span><text:span text:style-name="T23"> </text:span><text:span text:style-name="T22">przez</text:span><text:span text:style-name="T23"> </text:span><text:span text:style-name="T22">Boga:</text:span><text:span text:style-name="T23"> </text:span><text:span text:style-name="T24">Diabolus</text:span><text:span text:style-name="T25"> </text:span><text:span text:style-name="T24">enim</text:span><text:span text:style-name="T25"> </text:span><text:span text:style-name="T24">et</text:span><text:span text:style-name="T25"> </text:span><text:span text:style-name="T24">alii</text:span><text:span text:style-name="T25"> </text:span><text:span text:style-name="T24">daemones</text:span><text:span text:style-name="T25"> </text:span><text:span text:style-name="T24">a</text:span><text:span text:style-name="T25"> </text:span><text:span text:style-name="T24">Deo</text:span><text:span text:style-name="T25"> </text:span><text:span text:style-name="T24">quidem</text:span><text:span text:style-name="T25"> </text:span><text:span text:style-name="T24">natura</text:span><text:span text:style-name="T25"> </text:span><text:span text:style-name="T24">creati</text:span><text:span text:style-name="T25"> </text:span><text:span text:style-name="T24">sunt</text:span><text:span text:style-name="T25"> </text:span><text:span text:style-name="T24">boni,</text:span><text:span text:style-name="T25"> </text:span><text:span text:style-name="T24">sed</text:span><text:span text:style-name="T25"> </text:span><text:span text:style-name="T24">ipsi</text:span><text:span text:style-name="T25"> </text:span><text:span text:style-name="T24">per</text:span><text:span text:style-name="T25"> </text:span><text:span text:style-name="T24">se</text:span><text:span text:style-name="T25"> </text:span><text:span text:style-name="T24">facti</text:span><text:span text:style-name="T25"> </text:span><text:span text:style-name="T24">sunt</text:span><text:span text:style-name="T25"> </text:span><text:span text:style-name="T24">mali</text:span><text:span text:style-name="T23"> </text:span><text:span text:style-name="T22">-</text:span><text:span text:style-name="T23"> </text:span><text:span text:style-name="T22">"Diabeł</text:span><text:span text:style-name="T23"> </text:span><text:span text:style-name="T22">bowiem</text:span><text:span text:style-name="T23"> </text:span><text:span text:style-name="T22">i</text:span><text:span text:style-name="T23"> </text:span><text:span text:style-name="T22">inne</text:span><text:span text:style-name="T23"> </text:span><text:span text:style-name="T22">złe</text:span><text:span text:style-name="T23"> </text:span><text:span text:style-name="T22">duchy</text:span><text:span text:style-name="T23"> </text:span><text:span text:style-name="T22">zostały</text:span><text:span text:style-name="T23"> </text:span><text:span text:style-name="T22">stworzone</text:span><text:span text:style-name="T23"> </text:span><text:span text:style-name="T22">przez</text:span><text:span text:style-name="T23"> </text:span><text:span text:style-name="T22">Boga</text:span><text:span text:style-name="T23"> </text:span><text:span text:style-name="T22">jako</text:span><text:span text:style-name="T23"> </text:span><text:span text:style-name="T22">dobre</text:span><text:span text:style-name="T23"> </text:span><text:span text:style-name="T22">z</text:span><text:span text:style-name="T23"> </text:span><text:span text:style-name="T22">natury,</text:span><text:span text:style-name="T23"> </text:span><text:span text:style-name="T22">ale</text:span><text:span text:style-name="T23"> </text:span><text:span text:style-name="T22">same</text:span><text:span text:style-name="T23"> </text:span><text:span text:style-name="T22">uczyniły</text:span><text:span text:style-name="T23"> </text:span><text:span text:style-name="T22">się</text:span><text:span text:style-name="T23"> </text:span><text:span text:style-name="T22">złymi".</text:span></text:p>
      <text:p text:style-name="P16"><text:span text:style-name="T20">392</text:span><text:span text:style-name="T23"> </text:span><text:span text:style-name="T22">Pismo</text:span><text:span text:style-name="T23"> </text:span><text:span text:style-name="T22">święte</text:span><text:span text:style-name="T23"> </text:span><text:span text:style-name="T22">mówi</text:span><text:span text:style-name="T23"> </text:span><text:span text:style-name="T22">o</text:span><text:span text:style-name="T23"> </text:span><text:span text:style-name="T24">grzechu</text:span><text:span text:style-name="T23"> </text:span><text:span text:style-name="T22">tych</text:span><text:span text:style-name="T23"> </text:span><text:span text:style-name="T22">aniołów.</text:span><text:span text:style-name="T23"> </text:span><text:span text:style-name="T22">Ich</text:span><text:span text:style-name="T23"> </text:span><text:span text:style-name="T22">"upadek"</text:span><text:span text:style-name="T23"> </text:span><text:span text:style-name="T22">polega</text:span><text:span text:style-name="T23"> </text:span><text:span text:style-name="T22">na</text:span><text:span text:style-name="T23"> </text:span><text:span text:style-name="T22">wolnym</text:span><text:span text:style-name="T23"> </text:span><text:span text:style-name="T22">wyborze</text:span><text:span text:style-name="T23"> </text:span><text:span text:style-name="T22">dokonanym</text:span><text:span text:style-name="T23"> </text:span><text:span text:style-name="T22">przez</text:span><text:span text:style-name="T23"> </text:span><text:span text:style-name="T22">te</text:span><text:span text:style-name="T23"> </text:span><text:span text:style-name="T22">duchy</text:span><text:span text:style-name="T23"> </text:span><text:span text:style-name="T22">stworzone,</text:span><text:span text:style-name="T23"> </text:span><text:span text:style-name="T22">które</text:span><text:span text:style-name="T23"> </text:span><text:span text:style-name="T22">radykalnie</text:span><text:span text:style-name="T23"> </text:span><text:span text:style-name="T22">i</text:span><text:span text:style-name="T23"> </text:span><text:span text:style-name="T22">nieodwołalnie</text:span><text:span text:style-name="T24">odrzuciły</text:span><text:span text:style-name="T25"> </text:span><text:span text:style-name="T22">Boga</text:span><text:span text:style-name="T23"> </text:span><text:span text:style-name="T22">i</text:span><text:span text:style-name="T23"> </text:span><text:span text:style-name="T22">Jego</text:span><text:span text:style-name="T23"> </text:span><text:span text:style-name="T22">Królestwo.</text:span><text:span text:style-name="T23"> </text:span><text:span text:style-name="T22">Odbicie</text:span><text:span text:style-name="T23"> </text:span><text:span text:style-name="T22">tego</text:span><text:span text:style-name="T23"> </text:span><text:span text:style-name="T22">buntu</text:span><text:span text:style-name="T23"> </text:span><text:span text:style-name="T22">znajdujemy</text:span><text:span text:style-name="T23"> </text:span><text:span text:style-name="T22">w</text:span><text:span text:style-name="T23"> </text:span><text:span text:style-name="T22">słowach</text:span><text:span text:style-name="T23"> </text:span><text:span text:style-name="T22">kusiciela</text:span><text:span text:style-name="T23"> </text:span><text:span text:style-name="T22">skierowanych</text:span><text:span text:style-name="T23"> </text:span><text:span text:style-name="T22">do</text:span><text:span text:style-name="T23"> </text:span><text:span text:style-name="T22">naszych</text:span><text:span text:style-name="T23"> </text:span><text:span text:style-name="T22">pierwszych</text:span><text:span text:style-name="T23"> </text:span><text:span text:style-name="T22">rodziców:</text:span><text:span text:style-name="T23"> </text:span><text:span text:style-name="T22">"tak</text:span><text:span text:style-name="T23"> </text:span><text:span text:style-name="T22">jak</text:span><text:span text:style-name="T23"> </text:span><text:span text:style-name="T22">Bóg</text:span><text:span text:style-name="T23"> </text:span><text:span text:style-name="T22">będziecie"</text:span><text:span text:style-name="T23"> </text:span><text:span text:style-name="T22">(Rdz</text:span><text:span text:style-name="T23"> </text:span><text:span text:style-name="T22">3,</text:span><text:span text:style-name="T23"> </text:span><text:span text:style-name="T22">5).</text:span><text:span text:style-name="T23"> </text:span><text:span text:style-name="T22">Diabeł</text:span><text:span text:style-name="T23"> </text:span><text:span text:style-name="T22">"trwa</text:span><text:span text:style-name="T23"> </text:span><text:span text:style-name="T22">w</text:span><text:span text:style-name="T23"> </text:span><text:span text:style-name="T22">grzechu</text:span><text:span text:style-name="T23"> </text:span><text:span text:style-name="T22">od</text:span><text:span text:style-name="T23"> </text:span><text:span text:style-name="T22">początku"</text:span><text:span text:style-name="T23"> </text:span><text:span text:style-name="T22">(1</text:span><text:span text:style-name="T23"> </text:span><text:span text:style-name="T22">J</text:span><text:span text:style-name="T23"> </text:span><text:span text:style-name="T22">3,</text:span><text:span text:style-name="T23"> </text:span><text:span text:style-name="T22">8)</text:span><text:span text:style-name="T23"> </text:span><text:span text:style-name="T22">i</text:span><text:span text:style-name="T23"> </text:span><text:span text:style-name="T22">jest</text:span><text:span text:style-name="T23"> </text:span><text:span text:style-name="T22">"ojcem</text:span><text:span text:style-name="T23"> </text:span><text:span text:style-name="T22">kłamstwa"</text:span><text:span text:style-name="T23"> </text:span><text:span text:style-name="T22">(J</text:span><text:span text:style-name="T23"> </text:span><text:span text:style-name="T22">8,</text:span><text:span text:style-name="T23"> </text:span><text:span text:style-name="T22">44).</text:span></text:p>
      <text:p text:style-name="P16"><text:span text:style-name="T20">393</text:span><text:span text:style-name="T23"> </text:span><text:span text:style-name="T22">Nieodwołalny</text:span><text:span text:style-name="T23"> </text:span><text:span text:style-name="T22">charakter</text:span><text:span text:style-name="T23"> </text:span><text:span text:style-name="T22">wyboru</text:span><text:span text:style-name="T23"> </text:span><text:span text:style-name="T22">dokonanego</text:span><text:span text:style-name="T23"> </text:span><text:span text:style-name="T22">przez</text:span><text:span text:style-name="T23"> </text:span><text:span text:style-name="T22">aniołów,</text:span><text:span text:style-name="T23"> </text:span><text:span text:style-name="T22">a</text:span><text:span text:style-name="T23"> </text:span><text:span text:style-name="T22">nie</text:span><text:span text:style-name="T23"> </text:span><text:span text:style-name="T22">brak</text:span><text:span text:style-name="T23"> </text:span><text:span text:style-name="T22">nieskończonego</text:span><text:span text:style-name="T23"> </text:span><text:span text:style-name="T22">miłosierdzia</text:span><text:span text:style-name="T23"> </text:span><text:span text:style-name="T22">Bożego</text:span><text:span text:style-name="T23"> </text:span><text:span text:style-name="T22">sprawia,</text:span><text:span text:style-name="T23"> </text:span><text:span text:style-name="T22">że</text:span><text:span text:style-name="T23"> </text:span><text:span text:style-name="T22">ich</text:span><text:span text:style-name="T23"> </text:span><text:span text:style-name="T22">grzech</text:span><text:span text:style-name="T23"> </text:span><text:span text:style-name="T22">nie</text:span><text:span text:style-name="T23"> </text:span><text:span text:style-name="T22">może</text:span><text:span text:style-name="T23"> </text:span><text:span text:style-name="T22">być</text:span><text:span text:style-name="T23"> </text:span><text:span text:style-name="T22">przebaczony.</text:span><text:span text:style-name="T23"> </text:span><text:span text:style-name="T22">"Nie</text:span><text:span text:style-name="T23"> </text:span><text:span text:style-name="T22">ma</text:span><text:span text:style-name="T23"> </text:span><text:span text:style-name="T22">dla</text:span><text:span text:style-name="T23"> </text:span><text:span text:style-name="T22">nich</text:span><text:span text:style-name="T23"> </text:span><text:span text:style-name="T22">skruchy</text:span><text:span text:style-name="T23"> </text:span><text:span text:style-name="T22">po</text:span><text:span text:style-name="T23"> </text:span><text:span text:style-name="T22">upadku,</text:span><text:span text:style-name="T23"> </text:span><text:span text:style-name="T22">jak</text:span><text:span text:style-name="T23"> </text:span><text:span text:style-name="T22">nie</text:span><text:span text:style-name="T23"> </text:span><text:span text:style-name="T22">ma</text:span><text:span text:style-name="T23"> </text:span><text:span text:style-name="T22">skruchy</text:span><text:span text:style-name="T23"> </text:span><text:span text:style-name="T22">dla</text:span><text:span text:style-name="T23"> </text:span><text:span text:style-name="T22">ludzi</text:span><text:span text:style-name="T23"> </text:span><text:span text:style-name="T22">po</text:span><text:span text:style-name="T23"> </text:span><text:span text:style-name="T22">śmierci".</text:span></text:p>
      <text:p text:style-name="P16"><text:span text:style-name="T20">394</text:span><text:span text:style-name="T23"> </text:span><text:span text:style-name="T22">Pismo</text:span><text:span text:style-name="T23"> </text:span><text:span text:style-name="T22">święte</text:span><text:span text:style-name="T23"> </text:span><text:span text:style-name="T22">potwierdza</text:span><text:span text:style-name="T23"> </text:span><text:span text:style-name="T22">zgubny</text:span><text:span text:style-name="T23"> </text:span><text:span text:style-name="T22">wpływ</text:span><text:span text:style-name="T23"> </text:span><text:span text:style-name="T22">tego,</text:span><text:span text:style-name="T23"> </text:span><text:span text:style-name="T22">o</text:span><text:span text:style-name="T23"> </text:span><text:span text:style-name="T22">którym</text:span><text:span text:style-name="T23"> </text:span><text:span text:style-name="T22">Jezus</text:span><text:span text:style-name="T23"> </text:span><text:span text:style-name="T22">mówi,</text:span><text:span text:style-name="T23"> </text:span><text:span text:style-name="T22">że</text:span><text:span text:style-name="T23"> </text:span><text:span text:style-name="T22">"od</text:span><text:span text:style-name="T23"> </text:span><text:span text:style-name="T22">początku</text:span><text:span text:style-name="T23"> </text:span><text:span text:style-name="T22">był</text:span><text:span text:style-name="T23"> </text:span><text:span text:style-name="T22">on</text:span><text:span text:style-name="T23"> </text:span><text:span text:style-name="T22">zabójcą"</text:span><text:span text:style-name="T23"> </text:span><text:span text:style-name="T22">(J</text:span><text:span text:style-name="T23"> </text:span><text:span text:style-name="T22">8,</text:span><text:span text:style-name="T23"> </text:span><text:span text:style-name="T22">44),</text:span><text:span text:style-name="T23"> </text:span><text:span text:style-name="T22">a</text:span><text:span text:style-name="T23"> </text:span><text:span text:style-name="T22">nawet</text:span><text:span text:style-name="T23"> </text:span><text:span text:style-name="T22">usiłował</text:span><text:span text:style-name="T23"> </text:span><text:span text:style-name="T22">odwrócić</text:span><text:span text:style-name="T23"> </text:span><text:span text:style-name="T22">Jezusa</text:span><text:span text:style-name="T23"> </text:span><text:span text:style-name="T22">od</text:span><text:span text:style-name="T23"> </text:span><text:span text:style-name="T22">misji</text:span><text:span text:style-name="T23"> </text:span><text:span text:style-name="T22">powierzonej</text:span><text:span text:style-name="T23"> </text:span><text:span text:style-name="T22">Mu</text:span><text:span text:style-name="T23"> </text:span><text:span text:style-name="T22">przez</text:span><text:span text:style-name="T23"> </text:span><text:span text:style-name="T22">Ojca.</text:span><text:span text:style-name="T23"> </text:span><text:span text:style-name="T22">"Syn</text:span><text:span text:style-name="T23"> </text:span><text:span text:style-name="T22">Boży</text:span><text:span text:style-name="T23"> </text:span><text:span text:style-name="T22">objawił</text:span><text:span text:style-name="T23"> </text:span><text:span text:style-name="T22">się</text:span><text:span text:style-name="T23"> </text:span><text:span text:style-name="T22">po</text:span><text:span text:style-name="T23"> </text:span><text:span text:style-name="T22">to,</text:span><text:span text:style-name="T23"> </text:span><text:span text:style-name="T22">aby</text:span><text:span text:style-name="T23"> </text:span><text:span text:style-name="T22">zniszczyć</text:span><text:span text:style-name="T23"> </text:span><text:span text:style-name="T22">dzieła</text:span><text:span text:style-name="T23"> </text:span><text:span text:style-name="T22">diabła"</text:span><text:span text:style-name="T23"> </text:span><text:span text:style-name="T22">(1</text:span><text:span text:style-name="T23"> </text:span><text:span text:style-name="T22">J</text:span><text:span text:style-name="T23"> </text:span><text:span text:style-name="T22">3,</text:span><text:span text:style-name="T23"> </text:span><text:span text:style-name="T22">8).</text:span><text:span text:style-name="T23"> </text:span><text:span text:style-name="T22">Wśród</text:span><text:span text:style-name="T23"> </text:span><text:span text:style-name="T22">jego</text:span><text:span text:style-name="T23"> </text:span><text:span text:style-name="T22">dzieł</text:span><text:span text:style-name="T23"> </text:span><text:span text:style-name="T22">najcięższe</text:span><text:span text:style-name="T23"> </text:span><text:span text:style-name="T22">w</text:span><text:span text:style-name="T23"> </text:span><text:span text:style-name="T22">konsekwencjach</text:span><text:span text:style-name="T23"> </text:span><text:span text:style-name="T22">było</text:span><text:span text:style-name="T23"> </text:span><text:span text:style-name="T22">kłamliwe</text:span><text:span text:style-name="T23"> </text:span><text:span text:style-name="T22">uwiedzenie,</text:span><text:span text:style-name="T23"> </text:span><text:span text:style-name="T22">które</text:span><text:span text:style-name="T23"> </text:span><text:span text:style-name="T22">doprowadziło</text:span><text:span text:style-name="T23"> </text:span><text:span text:style-name="T22">człowieka</text:span><text:span text:style-name="T23"> </text:span><text:span text:style-name="T22">do</text:span><text:span text:style-name="T23"> </text:span><text:span text:style-name="T22">nieposłuszeństwa</text:span><text:span text:style-name="T23"> </text:span><text:span text:style-name="T22">Bogu.</text:span></text:p>
      <text:p text:style-name="P16"><text:span text:style-name="T20">395</text:span><text:span text:style-name="T21"> </text:span><text:span text:style-name="T22">Moc</text:span><text:span text:style-name="T23"> </text:span><text:span text:style-name="T22">Szatana</text:span><text:span text:style-name="T23"> </text:span><text:span text:style-name="T22">nie</text:span><text:span text:style-name="T23"> </text:span><text:span text:style-name="T22">jest</text:span><text:span text:style-name="T23"> </text:span><text:span text:style-name="T22">jednak</text:span><text:span text:style-name="T23"> </text:span><text:span text:style-name="T22">nieskończona.</text:span><text:span text:style-name="T23"> </text:span><text:span text:style-name="T22">Jest</text:span><text:span text:style-name="T23"> </text:span><text:span text:style-name="T22">on</text:span><text:span text:style-name="T23"> </text:span><text:span text:style-name="T22">tylko</text:span><text:span text:style-name="T23"> </text:span><text:span text:style-name="T22">stworzeniem;</text:span><text:span text:style-name="T23"> </text:span><text:span text:style-name="T22">jest</text:span><text:span text:style-name="T23"> </text:span><text:span text:style-name="T22">mocny,</text:span><text:span text:style-name="T23"> </text:span><text:span text:style-name="T22">ponieważ</text:span><text:span text:style-name="T23"> </text:span><text:span text:style-name="T22">jest</text:span><text:span text:style-name="T23"> </text:span><text:span text:style-name="T22">czystym</text:span><text:span text:style-name="T23"> </text:span><text:span text:style-name="T22">duchem,</text:span><text:span text:style-name="T23"> </text:span><text:span text:style-name="T22">ale</text:span><text:span text:style-name="T23"> </text:span><text:span text:style-name="T22">jednak</text:span><text:span text:style-name="T23"> </text:span><text:span text:style-name="T22">stworzeniem:</text:span><text:span text:style-name="T23"> </text:span><text:span text:style-name="T22">nie</text:span><text:span text:style-name="T23"> </text:span><text:span text:style-name="T22">może</text:span><text:span text:style-name="T23"> </text:span><text:span text:style-name="T22">przeszkodzić</text:span><text:span text:style-name="T23"> </text:span><text:span text:style-name="T22">w</text:span><text:span text:style-name="T23"> </text:span><text:span text:style-name="T22">budowaniu</text:span><text:span text:style-name="T23"> </text:span><text:span text:style-name="T22">Królestwa</text:span><text:span text:style-name="T23"> </text:span><text:span text:style-name="T22">Bożego.</text:span><text:span text:style-name="T23"> </text:span><text:span text:style-name="T22">Chociaż</text:span><text:span text:style-name="T23"> </text:span><text:span text:style-name="T22">Szatan</text:span><text:span text:style-name="T23"> </text:span><text:span text:style-name="T22">działa</text:span><text:span text:style-name="T23"> </text:span><text:span text:style-name="T22">w</text:span><text:span text:style-name="T23"> </text:span><text:span text:style-name="T22">świecie</text:span><text:span text:style-name="T23"> </text:span><text:span text:style-name="T22">przez</text:span><text:span text:style-name="T23"> </text:span><text:span text:style-name="T22">nienawiść</text:span><text:span text:style-name="T23"> </text:span><text:span text:style-name="T22">do</text:span><text:span text:style-name="T23"> </text:span><text:span text:style-name="T22">Boga</text:span><text:span text:style-name="T23"> </text:span><text:span text:style-name="T22">i</text:span><text:span text:style-name="T23"> </text:span><text:span text:style-name="T22">Jego</text:span><text:span text:style-name="T23"> </text:span><text:span text:style-name="T22">Królestwa</text:span><text:span text:style-name="T23"> </text:span><text:span text:style-name="T22">w</text:span><text:span text:style-name="T23"> </text:span><text:span text:style-name="T22">Jezusie</text:span><text:span text:style-name="T23"> </text:span><text:span text:style-name="T22">Chrystusie,</text:span><text:span text:style-name="T23"> </text:span><text:span text:style-name="T22">a</text:span><text:span text:style-name="T23"> </text:span><text:span text:style-name="T22">jego</text:span><text:span text:style-name="T23"> </text:span><text:span text:style-name="T22">działanie</text:span><text:span text:style-name="T23"> </text:span><text:span text:style-name="T22">powoduje</text:span><text:span text:style-name="T23"> </text:span><text:span text:style-name="T22">wielkie</text:span><text:span text:style-name="T23"> </text:span><text:span text:style-name="T22">szkody</text:span><text:span text:style-name="T23"> </text:span><text:span text:style-name="T22">-</text:span><text:span text:style-name="T23"> </text:span><text:span text:style-name="T22">natury</text:span><text:span text:style-name="T23"> </text:span><text:span text:style-name="T22">duchowej,</text:span><text:span text:style-name="T23"> </text:span><text:span text:style-name="T22">a</text:span><text:span text:style-name="T23"> </text:span><text:span text:style-name="T22">pośrednio</text:span><text:span text:style-name="T23"> </text:span><text:span text:style-name="T22">nawet</text:span><text:span text:style-name="T23"> </text:span><text:span text:style-name="T22">natury</text:span><text:span text:style-name="T23"> </text:span><text:span text:style-name="T22">fizycznej</text:span><text:span text:style-name="T23"> </text:span><text:span text:style-name="T22">-</text:span><text:span text:style-name="T23"> </text:span><text:span text:style-name="T22">dla</text:span><text:span text:style-name="T23"> </text:span><text:span text:style-name="T22">każdego</text:span><text:span text:style-name="T23"> </text:span><text:span text:style-name="T22">człowieka</text:span><text:span text:style-name="T23"> </text:span><text:span text:style-name="T22">i</text:span><text:span text:style-name="T23"> </text:span><text:span text:style-name="T22">dla</text:span><text:span text:style-name="T23"> </text:span><text:span text:style-name="T22">społeczeństwa,</text:span><text:span text:style-name="T23"> </text:span><text:span text:style-name="T22">działanie</text:span><text:span text:style-name="T23"> </text:span><text:span text:style-name="T22">to</text:span><text:span text:style-name="T23"> </text:span><text:span text:style-name="T22">jest</text:span><text:span text:style-name="T23"> </text:span><text:span text:style-name="T22">dopuszczone</text:span><text:span text:style-name="T23"> </text:span><text:span text:style-name="T22">przez</text:span><text:span text:style-name="T23"> </text:span><text:span text:style-name="T22">Opatrzność</text:span><text:span text:style-name="T23"> </text:span><text:span text:style-name="T22">Bożą,</text:span><text:span text:style-name="T23"> </text:span><text:span text:style-name="T22">która</text:span><text:span text:style-name="T23"> </text:span><text:span text:style-name="T22">z</text:span><text:span text:style-name="T23"> </text:span><text:span text:style-name="T22">mocą</text:span><text:span text:style-name="T23"> </text:span><text:span text:style-name="T22">i</text:span><text:span text:style-name="T23"> </text:span><text:span text:style-name="T22">zarazem</text:span><text:span text:style-name="T23"> </text:span><text:span text:style-name="T22">łagodnością</text:span><text:span text:style-name="T23"> </text:span><text:span text:style-name="T22">kieruje</text:span><text:span text:style-name="T23"> </text:span><text:span text:style-name="T22">historią</text:span><text:span text:style-name="T23"> </text:span><text:span text:style-name="T22">człowieka</text:span><text:span text:style-name="T23"> </text:span><text:span text:style-name="T22">i</text:span><text:span text:style-name="T23"> </text:span><text:span text:style-name="T22">świata.</text:span><text:span text:style-name="T23"> </text:span><text:span text:style-name="T22">Dopuszczenie</text:span><text:span text:style-name="T23"> </text:span><text:span text:style-name="T22">przez</text:span><text:span text:style-name="T23"> </text:span><text:span text:style-name="T22">Boga</text:span><text:span text:style-name="T23"> </text:span><text:span text:style-name="T22">działania</text:span><text:span text:style-name="T23"> </text:span><text:span text:style-name="T22">Szatana</text:span><text:span text:style-name="T23"> </text:span><text:span text:style-name="T22">jest</text:span><text:span text:style-name="T23"> </text:span><text:span text:style-name="T22">wielką</text:span><text:span text:style-name="T23"> </text:span><text:span text:style-name="T22">tajemnicą,</text:span><text:span text:style-name="T23"> </text:span><text:span text:style-name="T22">ale</text:span><text:span text:style-name="T23"> </text:span><text:span text:style-name="T22">"wiemy,</text:span><text:span text:style-name="T23"> </text:span><text:span text:style-name="T22">że</text:span><text:span text:style-name="T23"> </text:span><text:span text:style-name="T22">Bóg</text:span><text:span text:style-name="T23"> </text:span><text:span text:style-name="T22">z</text:span><text:span text:style-name="T23"> </text:span><text:span text:style-name="T22">tymi,</text:span><text:span text:style-name="T23"> </text:span><text:span text:style-name="T22">którzy</text:span><text:span text:style-name="T23"> </text:span><text:span text:style-name="T22">Go</text:span><text:span text:style-name="T23"> </text:span><text:span text:style-name="T22">miłują,</text:span><text:span text:style-name="T23"> </text:span><text:span text:style-name="T22">współdziała</text:span><text:span text:style-name="T23"> </text:span><text:span text:style-name="T22">we</text:span><text:span text:style-name="T23"> </text:span><text:span text:style-name="T22">wszystkim</text:span><text:span text:style-name="T23"> </text:span><text:span text:style-name="T22">dla</text:span><text:span text:style-name="T23"> </text:span><text:span text:style-name="T22">ich</text:span><text:span text:style-name="T23"> </text:span><text:span text:style-name="T22">dobra"</text:span><text:span text:style-name="T23"> </text:span><text:span text:style-name="T22">(Rz</text:span><text:span text:style-name="T23"> </text:span><text:span text:style-name="T22">8,</text:span><text:span text:style-name="T23"> </text:span><text:span text:style-name="T22">28).</text:span></text:p>
      <text:p text:style-name="P8"/>
      <table:table table:name="Tabela1" table:style-name="Tabela1">
        <table:table-column table:style-name="Tabela1.A"/>
        <table:table-column table:style-name="Tabela1.B"/>
        <table:table-row table:style-name="Tabela1.1">
          <table:table-cell table:style-name="Tabela1.A1" office:value-type="string">
            <text:p text:style-name="P11">Trwa<text:span text:style-name="T32"> </text:span>walka<text:span text:style-name="T32"> </text:span>duchowa<text:span text:style-name="T32"> </text:span>o<text:span text:style-name="T32"> </text:span>tożsamość<text:span text:style-name="T32"> </text:span>Narodu</text:p>
          </table:table-cell>
          <table:table-cell table:style-name="Tabela1.B1" office:value-type="string">
            <text:p text:style-name="P26"><text:span text:style-name="Strong_20_Emphasis"/></text:p>
          </table:table-cell>
        </table:table-row>
        <table:table-row table:style-name="Tabela1.1">
          <table:table-cell table:style-name="Tabela1.A2" table:number-columns-spanned="2" office:value-type="string">
            <text:p text:style-name="P13"><text:span text:style-name="Strong_20_Emphasis">Polska duchowo rozdarta?</text:span></text:p>
            <text:p text:style-name="P12"><text:span text:style-name="Strong_20_Emphasis">Duchowość rozumiana teologicznie wciela się w struktury cywilizacyjno-kulturowe, żyje w nich i w nich się wypowiada. Stąd też walka duchowa, nieodłączna od tożsamości chrześcijańskiej, wyraża się w walce cywilizacji (F. Koneczny, S.P. Huntington) czy kultury (Kulturkampf). Przekłada się to także na walkę ideową, która jest z kolei podstawą walki politycznej. Warto o tym pamiętać w kontekście zbliżających się wyborów prezydenckich, aby się lepiej zmotywować.</text:span></text:p>
            <text:p text:style-name="P12"><text:line-break/>Można te manifestacje ducha jeszcze inaczej rozpisać: walka duchowa jednostki, walka w wymiarze społeczno-kulturowym, walka w wymiarze cywilizacyjno-religijnym. Personalistyczna cywilizacja łacińska szanuje wolność jednostki w obszarze sumienia i religii. Taką wizję człowieka pieczętowała i pielęgnowała Konstytucja 3 maja.<text:line-break/>Systemy zbiorowe kultury i cywilizacji nie mogą tłumić czy niszczyć jednostki, której głos <text:soft-page-break/>sumienia Bóg słyszy osobiście (Sobór Watykański II) i każdą zna po imieniu (Biblia). Stąd wynika projekt cywilizacji miłości, który wszakże zakłada radykalną wolność człowieka, decydującą o dobru i złu. Zło nie ma charakteru kosmicznego (ezoteryzm, wolnomularstwo, New Age) ani pragmatyczno-umownego (liberalizm, makiawelizm), ale charakter moralny, związany z odpowiedzialnością i godnością każdej wolnej istoty. Katyń to właśnie oznacza. <text:line-break/>Oznacza powagę i tajemnicę zła, którą chcą podważyć ezoterycy i liberałowie, fataliści i determiniści. OFIARA - tajemnicze słowo-klucz, które zyskuje pełnię znaczenia w Chrystusie, oznacza reakcję Boga na zło poważne, na rzeczywistość, którą tradycja judeochrześcijańska nazywa grzechem. W Katyniu jest wina, ale też ofiara, która mówi o powadze i tajemnicy zła, mysterium iniquitatis. Ofiara jest większa i głębsza od kary za winy czy grzechy, często pojawia się zamiast niej. Tak było w przypadku naszego Pana Jezusa Chrystusa. Pamiętajmy o tym, celebrując Ofiarę Mszy Świętej czy uczestnicząc w niej.<text:line-break/>Dlatego Katyń oznacza nie tylko obronę najgłębszego z możliwych - bo ewangelicznego i Chrystusowego - personalizmu jednostki i jej odpowiedzialności za dobro i zło, oznacza też obronę naszej tożsamości narodowej, zbudowanej na cywilizacji łacińskiej i wierze katolickiej. Walka duchowa, czy tak ważna dla świętych wszystkich czasów walka o dusze, związana jest z walką cywilizacyjną, kulturową, narodową, ideową. Dotyczy wszystkich tych wymiarów. Podobnie walkę duchową pojmowali nasi wieszczowie: Mickiewicz, Słowacki i Krasiński, Norwid - katoliccy romantycy, jakże różni od gnostycznie i magicznie nastawionych romantyków niemieckich. Ich wielkiej teologii Ducha nie mają prawa upraszczać - wbrew ich intencjom - powierzchowni literaturoznawcy czy - tym bardziej - ideolodzy bezbożnego humanizmu. Wracają też tłumione od lat przez komunistów i liberałów pytania o teologię mesjanizmu polskiego, który był jednym z najgłębszych manifestacji polskiej duchowości, w oparciu o wiarę katolicką. Katyń, wieszczowie, Wawel, Papież Polak (śmierć w 2005 i 2010 - w sobotę przed Niedzielą Miłosierdzia) - wszystko POWTÓRNIE spaja się w jedną sensowną, choć głęboko tajemniczą, a nawet mistyczną całość. Człowiek wierzący patrzy na znaki, człowiek duchowy kontempluje symbole. Bóg przemawia poprzez znaki. Także działa poprzez znaki, bo przecież cuda są "znakami zbawienia". Katyń 1940 i Katyń 2010 przywołują zakazane pytania i odzyskują dane już dawno odpowiedzi o naszą duchową tożsamość we wszystkich wymiarach, ponieważ tożsamość duchowa jest zawsze wielowymiarowa, tak jak sam człowiek.<text:line-break/>Jesteśmy rozdarci pomiędzy politycznym imperializmem Rosji a imperializmem Ameryki, pomiędzy bizantynizmem Wschodu (F. Koneczny) a totalitarnym socliberalizmem Zachodu (trzeci totalitaryzm, por. H. Kiereś), który też można uznać za swoisty neobizantynizm, stosujący zamiast przemocy fizycznej - psychomanipulację medialną (socjotechniki, kontrola umysłu, sugestia, reklama, manipulacje sondażami). Te systemy i ideologie są wrogie nie tylko personalistycznej cywilizacji łacińskiej, ale także katolicyzmowi oraz jego duchowej i soteriologicznej wizji świata. Kto zbyt jednoznacznie (i czasami bezmyślnie, uciekając - gdzie popadnie - od Rosji) optuje za Ameryką, zapomina, że jest ona kolebką liberalizmu i współczesnego ezoteryzmu New Age, a jej duchowość ma korzenie wolnomularskie i protestanckie, wrogie nie tylko katolicyzmowi, ale i personalizmowi cywilizacji łacińskiej. Takie wolnomularstwo propaguje dziś Dan Brown w najnowszej książce "Zaginiony symbol", która jest kontynuacją "Kodu Leonarda da Vinci". Wybitny katolicki znawca sekt Massimo Introvigne, pisząc recenzję naukową na temat tej książki, zatytułował ją: "Dan Brown u stóp masonerii".</text:p>
            <text:p text:style-name="P12">Na szczęście nie dotyczy to całej Ameryki, nie dotyczy całej jej ideologii. Poza tym, także na szczęście, są tu wspaniali amerykańcy chrześcijanie, wspaniali Polacy. Tragedia Katynia 2010 zmusza nas jednak do większego namysłu nad naszą narodową tożsamością, zmusza nas do wyboru egzystencjalnego i duchowego.</text:p>
          </table:table-cell>
          <table:covered-table-cell/>
        </table:table-row>
      </table:table>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2" svg:font-family="'Wingdings 2'" style:font-charset="x-symbol"/>
    <style:font-face style:name="OpenSymbol" svg:font-family="OpenSymbol, 'Arial Unicode MS'"/>
    <style:font-face style:name="Tahoma" svg:font-family="Tahoma, Arial"/>
    <style:font-face style:name="Tahoma1" svg:font-family="Tahoma, Verdana"/>
    <style:font-face style:name="Times New Roman1" svg:font-family="'Times New Roman'" style:font-family-generic="roman"/>
    <style:font-face style:name="Lucida Sans1" svg:font-family="'Lucida Sans'" style:font-family-generic="swiss"/>
    <style:font-face style:name="DejaVu Sans Condensed1" svg:font-family="'DejaVu Sans Condensed'"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 svg:font-family="'Times New Roman'" style:font-family-generic="roman" style:font-pitch="variable"/>
    <style:font-face style:name="Liberation Sans" svg:font-family="'Liberation Sans', Arial" style:font-family-generic="swiss" style:font-pitch="variable"/>
    <style:font-face style:name="Lucida Sans2" svg:font-family="'Lucida Sans'" style:font-family-generic="swiss" style:font-pitch="variable"/>
    <style:font-face style:name="Trebuchet MS" svg:font-family="'Trebuchet MS'" style:font-family-generic="swiss" style:font-pitch="variable"/>
    <style:font-face style:name="DejaVu Sans Condensed" svg:font-family="'DejaVu Sans Condensed'" style:font-family-generic="system" style:font-pitch="variable"/>
    <style:font-face style:name="Lucida Sans" svg:font-family="'Lucida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Liberation Serif" fo:font-size="12pt" fo:language="pl" fo:country="PL" style:font-name-asian="DejaVu Sans Condensed"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size="12pt" fo:language="pl" fo:country="PL"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style:style>
    <style:style style:name="Header" style:family="paragraph" style:parent-style-name="Standard" style:next-style-name="Text_20_body" style:class="text">
      <style:paragraph-properties fo:margin-top="0.423cm" fo:margin-bottom="0.212cm" fo:keep-with-next="always"/>
      <style:text-properties style:font-name="Liberation Sans" fo:font-size="14pt" style:font-name-asian="DejaVu Sans Condensed1" style:font-size-asian="14pt" style:font-name-complex="Lucida Sans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Footnote" style:family="paragraph" style:parent-style-name="Standard" style:class="extra">
      <style:text-properties fo:font-size="10pt" style:font-size-asian="10pt" style:font-size-complex="10pt"/>
    </style:style>
    <style:style style:name="Normalny_20__28_Web_29_" style:display-name="Normalny (Web)" style:family="paragraph" style:parent-style-name="Standard">
      <style:paragraph-properties fo:margin-left="0cm" fo:margin-right="0cm" fo:margin-top="0.494cm" fo:margin-bottom="0.494cm" style:line-height-at-least="0.459cm" fo:text-align="justify" style:justify-single-word="false" fo:text-indent="0.423cm" style:auto-text-indent="false"/>
      <style:text-properties fo:color="#000000" style:font-name="Trebuchet MS" fo:font-size="10pt" style:font-size-asian="10pt" style:font-name-complex="Trebuchet MS"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3z0" style:family="text">
      <style:text-properties style:font-name="Wingdings 2" style:font-name-complex="OpenSymbol"/>
    </style:style>
    <style:style style:name="Absatz-Standardschriftart" style:family="text"/>
    <style:style style:name="Domyślna_20_czcionka_20_akapitu" style:display-name="Domyślna czcionka akapitu" style:family="text"/>
    <style:style style:name="_20_Znak_20_Znak8" style:display-name=" Znak Znak8" style:family="text" style:parent-style-name="Domyślna_20_czcionka_20_akapitu">
      <style:text-properties fo:language="pl" fo:country="PL" style:language-complex="ar" style:country-complex="SA"/>
    </style:style>
    <style:style style:name="Footnote_20_Symbol" style:display-name="Footnote Symbol" style:family="text" style:parent-style-name="Domyślna_20_czcionka_20_akapitu">
      <style:text-properties style:text-position="super 58%"/>
    </style:style>
    <style:style style:name="Internet_20_link" style:display-name="Internet link" style:family="text" style:parent-style-name="Domyślna_20_czcionka_20_akapitu">
      <style:text-properties fo:color="#0000ff" style:text-underline-style="solid" style:text-underline-width="auto" style:text-underline-color="font-color"/>
    </style:style>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text-properties style:text-position="super 58%"/>
    </style:style>
    <style:style style:name="WW-Znaki_20_przypisów_20_końcowych" style:display-name="WW-Znaki przypisów końcowych"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2"/>
      </text:list-level-style-bullet>
      <text:list-level-style-bullet text:level="2" text:style-name="WW8Num3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2"/>
      </text:list-level-style-bullet>
      <text:list-level-style-bullet text:level="3" text:style-name="WW8Num3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2"/>
      </text:list-level-style-bullet>
      <text:list-level-style-bullet text:level="4" text:style-name="WW8Num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2"/>
      </text:list-level-style-bullet>
      <text:list-level-style-bullet text:level="5" text:style-name="WW8Num3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2"/>
      </text:list-level-style-bullet>
      <text:list-level-style-bullet text:level="6" text:style-name="WW8Num3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2"/>
      </text:list-level-style-bullet>
      <text:list-level-style-bullet text:level="7"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2"/>
      </text:list-level-style-bullet>
      <text:list-level-style-bullet text:level="8" text:style-name="WW8Num3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2"/>
      </text:list-level-style-bullet>
      <text:list-level-style-bullet text:level="9" text:style-name="WW8Num3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Pierwsza_20_konwersja_20_1" style:display-name="Pierwsza konwersja 1" style:page-layout-name="Mpm1" style:next-style-name="Konwertuj_20_1"/>
    <style:master-page style:name="Konwertuj_20_1" style:display-name="Konwertuj 1"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Homeopatia jest uwikłana w magię, spirytyzm, czyli ezoteryzm i okultyzm od samego początku</dc:title>
    <meta:initial-creator>tp</meta:initial-creator>
    <meta:creation-date>2011-12-01T09:54:00</meta:creation-date>
    <dc:date>2011-12-03T13:26:17</dc:date>
    <meta:editing-cycles>1</meta:editing-cycles>
    <meta:editing-duration>P23DT22H11M8S</meta:editing-duration>
    <meta:document-statistic meta:table-count="1" meta:image-count="0" meta:object-count="0" meta:page-count="8" meta:paragraph-count="58" meta:word-count="3835" meta:character-count="28256" meta:non-whitespace-character-count="24470"/>
    <meta:generator>LibreOffice/3.4$Linux LibreOffice_project/340m1$Build-302</meta:generator>
    <meta:user-defined meta:name="Informacja 1"/>
    <meta:user-defined meta:name="Informacja 2"/>
    <meta:user-defined meta:name="Informacja 3"/>
    <meta:user-defined meta:name="Informacja 4"/>
  </office:meta>
</office:document-meta>
</file>